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6*"/>
    </style:style>
    <style:style style:name="Table1.C" style:family="table-column">
      <style:table-column-properties style:column-width="3.401cm" style:rel-column-width="13107*"/>
    </style:style>
    <style:style style:name="Table1.E" style:family="table-column">
      <style:table-column-properties style:column-width="3.401cm" style:rel-column-width="1310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9.652cm" table:align="left"/>
    </style:style>
    <style:style style:name="Table2.A" style:family="table-column">
      <style:table-column-properties style:column-width="1.921cm"/>
    </style:style>
    <style:style style:name="Table2.B" style:family="table-column">
      <style:table-column-properties style:column-width="7.731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8c7b6" officeooo:paragraph-rsid="0018c7b6"/>
    </style:style>
    <style:style style:name="P2" style:family="paragraph" style:parent-style-name="Standard">
      <style:text-properties officeooo:rsid="0019a71b" officeooo:paragraph-rsid="0019a71b"/>
    </style:style>
    <style:style style:name="P3" style:family="paragraph" style:parent-style-name="Standard">
      <style:text-properties officeooo:rsid="001b0e99" officeooo:paragraph-rsid="001b0e99"/>
    </style:style>
    <style:style style:name="P4" style:family="paragraph" style:parent-style-name="Standard">
      <style:text-properties officeooo:rsid="001d591a" officeooo:paragraph-rsid="001d591a"/>
    </style:style>
    <style:style style:name="P5" style:family="paragraph" style:parent-style-name="Standard">
      <style:paragraph-properties style:line-height-at-least="0.529cm"/>
      <style:text-properties fo:color="#000000" style:font-name="monospace" fo:font-size="11.25pt" fo:font-weight="normal" fo:background-color="#fffffe"/>
    </style:style>
    <style:style style:name="P6" style:family="paragraph" style:parent-style-name="Standard">
      <style:text-properties fo:color="#000000" style:font-name="monospace" fo:font-size="11.25pt" fo:font-weight="normal" officeooo:rsid="003bf1cf" officeooo:paragraph-rsid="003bf1cf" fo:background-color="#fffffe"/>
    </style:style>
    <style:style style:name="P7" style:family="paragraph" style:parent-style-name="Standard">
      <style:paragraph-properties style:line-height-at-least="0.529cm"/>
      <style:text-properties fo:color="#008000" style:font-name="monospace" fo:font-size="11.25pt" fo:font-weight="normal" fo:background-color="#fffffe"/>
    </style:style>
    <style:style style:name="P8" style:family="paragraph" style:parent-style-name="Standard">
      <style:paragraph-properties style:line-height-at-least="0.529cm"/>
    </style:style>
    <style:style style:name="P9" style:family="paragraph" style:parent-style-name="Standard">
      <style:paragraph-properties fo:text-align="center" style:justify-single-word="false"/>
      <style:text-properties officeooo:rsid="00126746" officeooo:paragraph-rsid="0062fad1"/>
    </style:style>
    <style:style style:name="P10" style:family="paragraph" style:parent-style-name="Standard">
      <style:paragraph-properties fo:text-align="start" style:justify-single-word="false"/>
      <style:text-properties officeooo:rsid="0012b5f8" officeooo:paragraph-rsid="0062fad1"/>
    </style:style>
    <style:style style:name="P11" style:family="paragraph" style:parent-style-name="Standard">
      <style:paragraph-properties fo:text-align="start" style:justify-single-word="false"/>
      <style:text-properties officeooo:rsid="0013238f" officeooo:paragraph-rsid="0062fad1"/>
    </style:style>
    <style:style style:name="P12" style:family="paragraph" style:parent-style-name="Standard">
      <style:paragraph-properties fo:text-align="start" style:justify-single-word="false"/>
      <style:text-properties officeooo:rsid="001d81b3" officeooo:paragraph-rsid="0062fad1"/>
    </style:style>
    <style:style style:name="P13" style:family="paragraph" style:parent-style-name="Standard">
      <style:paragraph-properties fo:text-align="start" style:justify-single-word="false"/>
      <style:text-properties officeooo:rsid="001f0c05" officeooo:paragraph-rsid="0062fad1"/>
    </style:style>
    <style:style style:name="P14" style:family="paragraph" style:parent-style-name="Standard">
      <style:paragraph-properties fo:text-align="start" style:justify-single-word="false"/>
      <style:text-properties officeooo:rsid="0023c5a1" officeooo:paragraph-rsid="0062fad1"/>
    </style:style>
    <style:style style:name="P15" style:family="paragraph" style:parent-style-name="Standard">
      <style:paragraph-properties fo:text-align="start" style:justify-single-word="false"/>
      <style:text-properties officeooo:rsid="00291321" officeooo:paragraph-rsid="0062fad1"/>
    </style:style>
    <style:style style:name="P16" style:family="paragraph" style:parent-style-name="Standard">
      <style:text-properties officeooo:rsid="0008011a" officeooo:paragraph-rsid="0063c500"/>
    </style:style>
    <style:style style:name="P17" style:family="paragraph" style:parent-style-name="Standard">
      <style:text-properties officeooo:rsid="0009e082" officeooo:paragraph-rsid="0063c500"/>
    </style:style>
    <style:style style:name="P18" style:family="paragraph" style:parent-style-name="Standard">
      <style:text-properties officeooo:rsid="000d0d9e" officeooo:paragraph-rsid="0063c500"/>
    </style:style>
    <style:style style:name="P19" style:family="paragraph" style:parent-style-name="Standard">
      <style:text-properties officeooo:rsid="000d1f96" officeooo:paragraph-rsid="0063c500"/>
    </style:style>
    <style:style style:name="P20" style:family="paragraph" style:parent-style-name="Standard">
      <style:text-properties officeooo:rsid="00100ef3" officeooo:paragraph-rsid="0063c500"/>
    </style:style>
    <style:style style:name="P21" style:family="paragraph" style:parent-style-name="Standard">
      <style:text-properties officeooo:rsid="0012830d" officeooo:paragraph-rsid="0063c500"/>
    </style:style>
    <style:style style:name="P22" style:family="paragraph" style:parent-style-name="Standard">
      <style:text-properties officeooo:rsid="0015ad47" officeooo:paragraph-rsid="0063c500"/>
    </style:style>
    <style:style style:name="P23" style:family="paragraph" style:parent-style-name="Standard">
      <style:text-properties officeooo:rsid="001759cf" officeooo:paragraph-rsid="0063c500"/>
    </style:style>
    <style:style style:name="P24" style:family="paragraph" style:parent-style-name="Standard">
      <style:text-properties officeooo:rsid="00194209" officeooo:paragraph-rsid="0063c500"/>
    </style:style>
    <style:style style:name="P25" style:family="paragraph" style:parent-style-name="Standard">
      <style:text-properties officeooo:rsid="001b836b" officeooo:paragraph-rsid="0063c500"/>
    </style:style>
    <style:style style:name="P26" style:family="paragraph" style:parent-style-name="Standard">
      <style:text-properties officeooo:paragraph-rsid="0063c500"/>
    </style:style>
    <style:style style:name="P27" style:family="paragraph" style:parent-style-name="Standard">
      <style:paragraph-properties fo:text-align="start" style:justify-single-word="false"/>
      <style:text-properties fo:font-size="14pt" officeooo:rsid="00291321" officeooo:paragraph-rsid="0062fad1" style:font-size-asian="12.25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06f7c3b" officeooo:paragraph-rsid="006f7c3b" style:font-size-asian="12.25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06f7c3b" officeooo:paragraph-rsid="00b79cb8" style:font-size-asian="12.25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officeooo:rsid="00710a99" officeooo:paragraph-rsid="00b79cb8" style:font-size-asian="12.25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officeooo:rsid="0074dced" officeooo:paragraph-rsid="0074dced" style:font-size-asian="12.25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officeooo:rsid="0074dced" officeooo:paragraph-rsid="00b79cb8" style:font-size-asian="12.25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officeooo:rsid="00791790" officeooo:paragraph-rsid="00791790" style:font-size-asian="12.25pt" style:font-size-complex="14pt"/>
    </style:style>
    <style:style style:name="P34" style:family="paragraph" style:parent-style-name="Standard">
      <style:paragraph-properties fo:text-align="start" style:justify-single-word="false"/>
      <style:text-properties fo:font-size="14pt" officeooo:rsid="007e4f45" officeooo:paragraph-rsid="007e4f45" style:font-size-asian="12.25pt" style:font-size-complex="14pt"/>
    </style:style>
    <style:style style:name="P35" style:family="paragraph" style:parent-style-name="Standard">
      <style:paragraph-properties fo:text-align="start" style:justify-single-word="false"/>
      <style:text-properties fo:font-size="14pt" officeooo:rsid="008ec0d8" officeooo:paragraph-rsid="00b79cb8" style:font-size-asian="12.25pt" style:font-size-complex="14pt"/>
    </style:style>
    <style:style style:name="P36" style:family="paragraph" style:parent-style-name="Standard">
      <style:paragraph-properties fo:text-align="start" style:justify-single-word="false"/>
      <style:text-properties fo:font-size="14pt" officeooo:rsid="0092ffe6" officeooo:paragraph-rsid="0092ffe6" style:font-size-asian="12.25pt" style:font-size-complex="14pt"/>
    </style:style>
    <style:style style:name="P37" style:family="paragraph" style:parent-style-name="Standard">
      <style:paragraph-properties fo:text-align="start" style:justify-single-word="false"/>
      <style:text-properties fo:font-size="14pt" officeooo:rsid="00b79cb8" officeooo:paragraph-rsid="00b79cb8" style:font-size-asian="12.25pt" style:font-size-complex="14pt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8ec0d8" officeooo:paragraph-rsid="00b79cb8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5pt" officeooo:rsid="00791790" officeooo:paragraph-rsid="00791790" style:font-size-asian="13.1000003814697pt" style:font-size-complex="15pt"/>
    </style:style>
    <style:style style:name="P40" style:family="paragraph" style:parent-style-name="Standard">
      <style:paragraph-properties fo:text-align="start" style:justify-single-word="false"/>
      <style:text-properties fo:font-size="15pt" officeooo:rsid="0082b7cc" officeooo:paragraph-rsid="0082b7cc" style:font-size-asian="13.1000003814697pt" style:font-size-complex="15pt"/>
    </style:style>
    <style:style style:name="P41" style:family="paragraph" style:parent-style-name="Standard">
      <style:paragraph-properties fo:text-align="start" style:justify-single-word="false"/>
      <style:text-properties fo:font-size="15pt" officeooo:rsid="00846a2b" officeooo:paragraph-rsid="00846a2b" style:font-size-asian="13.1000003814697pt" style:font-size-complex="15pt"/>
    </style:style>
    <style:style style:name="P42" style:family="paragraph" style:parent-style-name="Standard">
      <style:paragraph-properties fo:text-align="start" style:justify-single-word="false"/>
      <style:text-properties fo:font-size="15pt" officeooo:rsid="008858fd" officeooo:paragraph-rsid="008858fd" style:font-size-asian="13.1000003814697pt" style:font-size-complex="15pt"/>
    </style:style>
    <style:style style:name="P43" style:family="paragraph" style:parent-style-name="Standard">
      <style:paragraph-properties fo:text-align="start" style:justify-single-word="false"/>
      <style:text-properties fo:font-size="15pt" officeooo:rsid="0089b35b" officeooo:paragraph-rsid="0089b35b" style:font-size-asian="13.1000003814697pt" style:font-size-complex="15pt"/>
    </style:style>
    <style:style style:name="P44" style:family="paragraph" style:parent-style-name="Standard">
      <style:paragraph-properties fo:text-align="center" style:justify-single-word="false"/>
      <style:text-properties fo:font-size="15pt" officeooo:rsid="0089b35b" officeooo:paragraph-rsid="0089b35b" style:font-size-asian="13.1000003814697pt" style:font-size-complex="15pt"/>
    </style:style>
    <style:style style:name="P45" style:family="paragraph" style:parent-style-name="Standard">
      <style:paragraph-properties fo:text-align="start" style:justify-single-word="false"/>
      <style:text-properties fo:font-size="15pt" officeooo:rsid="00958244" officeooo:paragraph-rsid="00958244" style:font-size-asian="13.1000003814697pt" style:font-size-complex="15pt"/>
    </style:style>
    <style:style style:name="P46" style:family="paragraph" style:parent-style-name="Standard">
      <style:paragraph-properties fo:text-align="start" style:justify-single-word="false"/>
      <style:text-properties fo:font-size="15pt" officeooo:rsid="0096b336" officeooo:paragraph-rsid="0096b336" style:font-size-asian="13.1000003814697pt" style:font-size-complex="15pt"/>
    </style:style>
    <style:style style:name="P47" style:family="paragraph" style:parent-style-name="Standard">
      <style:paragraph-properties fo:text-align="start" style:justify-single-word="false"/>
      <style:text-properties fo:font-size="15pt" officeooo:rsid="0097de29" officeooo:paragraph-rsid="0097de29" style:font-size-asian="13.1000003814697pt" style:font-size-complex="15pt"/>
    </style:style>
    <style:style style:name="P48" style:family="paragraph" style:parent-style-name="Standard">
      <style:paragraph-properties fo:text-align="start" style:justify-single-word="false"/>
      <style:text-properties fo:font-size="15pt" officeooo:rsid="009f4d44" officeooo:paragraph-rsid="009f4d44" style:font-size-asian="13.1000003814697pt" style:font-size-complex="15pt"/>
    </style:style>
    <style:style style:name="P49" style:family="paragraph" style:parent-style-name="Standard">
      <style:paragraph-properties fo:text-align="start" style:justify-single-word="false"/>
      <style:text-properties fo:font-size="15pt" fo:font-weight="normal" officeooo:rsid="009f4d44" officeooo:paragraph-rsid="009f4d44" style:font-size-asian="13.1000003814697pt" style:font-weight-asian="normal" style:font-size-complex="15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5pt" fo:font-weight="normal" officeooo:rsid="00a0d2c0" officeooo:paragraph-rsid="00a0d2c0" style:font-size-asian="13.1000003814697pt" style:font-weight-asian="normal" style:font-size-complex="15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5pt" fo:font-weight="normal" officeooo:rsid="00a0d2c0" officeooo:paragraph-rsid="00a13e52" style:font-size-asian="13.1000003814697pt" style:font-weight-asian="normal" style:font-size-complex="15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5pt" fo:font-weight="normal" officeooo:rsid="00a2a7f6" officeooo:paragraph-rsid="00a2a7f6" style:font-size-asian="13.1000003814697pt" style:font-weight-asian="normal" style:font-size-complex="15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5pt" fo:font-weight="normal" officeooo:rsid="00a2a7f6" officeooo:paragraph-rsid="00a4620a" style:font-size-asian="13.1000003814697pt" style:font-weight-asian="normal" style:font-size-complex="15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5pt" fo:font-weight="normal" officeooo:rsid="00a4620a" officeooo:paragraph-rsid="00a5b391" style:font-size-asian="13.1000003814697pt" style:font-weight-asian="normal" style:font-size-complex="15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5pt" fo:font-weight="normal" officeooo:rsid="00a6daa1" officeooo:paragraph-rsid="00a6daa1" style:font-size-asian="13.1000003814697pt" style:font-weight-asian="normal" style:font-size-complex="15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5pt" fo:font-weight="normal" officeooo:rsid="00a9b1e2" officeooo:paragraph-rsid="00a9b1e2" style:font-size-asian="13.1000003814697pt" style:font-weight-asian="normal" style:font-size-complex="15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5pt" fo:font-weight="normal" officeooo:rsid="00ab6b8b" officeooo:paragraph-rsid="00ab6b8b" style:font-size-asian="13.1000003814697pt" style:font-weight-asian="normal" style:font-size-complex="15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5pt" fo:font-weight="normal" officeooo:rsid="00ac4808" officeooo:paragraph-rsid="00ac4808" style:font-size-asian="13.1000003814697pt" style:font-weight-asian="normal" style:font-size-complex="15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5pt" fo:font-weight="normal" officeooo:rsid="00b0f8a6" officeooo:paragraph-rsid="00b0f8a6" style:font-size-asian="13.1000003814697pt" style:font-weight-asian="normal" style:font-size-complex="15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5pt" fo:font-weight="normal" officeooo:rsid="00b61d0f" officeooo:paragraph-rsid="00b61d0f" style:font-size-asian="13.1000003814697pt" style:font-weight-asian="normal" style:font-size-complex="15pt" style:font-weight-complex="normal"/>
    </style:style>
    <style:style style:name="P61" style:family="paragraph" style:parent-style-name="Standard">
      <style:text-properties officeooo:rsid="007bacbc" officeooo:paragraph-rsid="007bacbc"/>
    </style:style>
    <style:style style:name="P62" style:family="paragraph" style:parent-style-name="Standard">
      <style:paragraph-properties fo:text-align="start" style:justify-single-word="false"/>
      <style:text-properties fo:font-size="28pt" officeooo:rsid="00791790" officeooo:paragraph-rsid="00791790" style:font-size-asian="28pt" style:font-size-complex="28pt"/>
    </style:style>
    <style:style style:name="P63" style:family="paragraph" style:parent-style-name="Standard">
      <style:text-properties officeooo:paragraph-rsid="007fb417"/>
    </style:style>
    <style:style style:name="P64" style:family="paragraph" style:parent-style-name="Standard">
      <style:text-properties officeooo:rsid="008177ba" officeooo:paragraph-rsid="008177ba"/>
    </style:style>
    <style:style style:name="P65" style:family="paragraph" style:parent-style-name="Standard">
      <style:text-properties fo:color="#d4d4d4" style:font-name="Droid Sans Mono" fo:font-size="10.5pt" fo:font-weight="normal" officeooo:rsid="006c624c" officeooo:paragraph-rsid="006c624c" fo:background-color="#1e1e1e" style:font-size-asian="14pt" style:font-size-complex="14pt"/>
    </style:style>
    <style:style style:name="P66" style:family="paragraph" style:parent-style-name="Standard">
      <style:text-properties fo:color="#d4d4d4" style:font-name="Droid Sans Mono" fo:font-size="10.5pt" fo:font-weight="normal" officeooo:rsid="008f72d5" officeooo:paragraph-rsid="008f72d5" fo:background-color="#1e1e1e" style:font-size-asian="14pt" style:font-size-complex="14pt"/>
    </style:style>
    <style:style style:name="P67" style:family="paragraph" style:parent-style-name="Standard">
      <style:paragraph-properties fo:text-align="start" style:justify-single-word="false"/>
      <style:text-properties officeooo:paragraph-rsid="00a2a7f6"/>
    </style:style>
    <style:style style:name="P68" style:family="paragraph" style:parent-style-name="Standard">
      <style:paragraph-properties fo:text-align="start" style:justify-single-word="false"/>
      <style:text-properties officeooo:paragraph-rsid="00a5b391"/>
    </style:style>
    <style:style style:name="P69" style:family="paragraph" style:parent-style-name="Standard">
      <style:paragraph-properties fo:text-align="start" style:justify-single-word="false"/>
      <style:text-properties officeooo:rsid="00a85ee3" officeooo:paragraph-rsid="00a85ee3"/>
    </style:style>
    <style:style style:name="P70" style:family="paragraph" style:parent-style-name="Standard">
      <style:paragraph-properties fo:text-align="start" style:justify-single-word="false"/>
      <style:text-properties officeooo:rsid="00a9b1e2" officeooo:paragraph-rsid="00a9b1e2"/>
    </style:style>
    <style:style style:name="P71" style:family="paragraph" style:parent-style-name="Standard">
      <style:paragraph-properties fo:text-align="start" style:justify-single-word="false"/>
      <style:text-properties fo:font-weight="normal" officeooo:rsid="00a9b1e2" officeooo:paragraph-rsid="00a9b1e2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weight="normal" officeooo:rsid="00add945" officeooo:paragraph-rsid="00add945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weight="normal" officeooo:rsid="00af2099" officeooo:paragraph-rsid="00af2099" style:font-weight-asian="normal" style:font-weight-complex="normal"/>
    </style:style>
    <style:style style:name="P74" style:family="paragraph" style:parent-style-name="Text_20_body">
      <style:text-properties officeooo:rsid="002037e0" officeooo:paragraph-rsid="002037e0"/>
    </style:style>
    <style:style style:name="P75" style:family="paragraph" style:parent-style-name="Text_20_body">
      <style:text-properties officeooo:rsid="0021ebc3" officeooo:paragraph-rsid="0021ebc3"/>
    </style:style>
    <style:style style:name="P76" style:family="paragraph" style:parent-style-name="Text_20_body">
      <style:text-properties officeooo:rsid="002cc29d" officeooo:paragraph-rsid="002cc29d"/>
    </style:style>
    <style:style style:name="P77" style:family="paragraph" style:parent-style-name="Text_20_body">
      <style:text-properties officeooo:rsid="002d9bf5" officeooo:paragraph-rsid="002d9bf5"/>
    </style:style>
    <style:style style:name="P78" style:family="paragraph" style:parent-style-name="Text_20_body">
      <style:text-properties officeooo:rsid="002fa8e2" officeooo:paragraph-rsid="002fa8e2"/>
    </style:style>
    <style:style style:name="P79" style:family="paragraph" style:parent-style-name="Text_20_body">
      <style:text-properties officeooo:rsid="00317942" officeooo:paragraph-rsid="00317942"/>
    </style:style>
    <style:style style:name="P80" style:family="paragraph" style:parent-style-name="Text_20_body">
      <style:text-properties officeooo:rsid="0037c296" officeooo:paragraph-rsid="0037c296"/>
    </style:style>
    <style:style style:name="P81" style:family="paragraph" style:parent-style-name="Text_20_body">
      <style:text-properties officeooo:rsid="003bbfbf" officeooo:paragraph-rsid="003bbfbf"/>
    </style:style>
    <style:style style:name="P82" style:family="paragraph" style:parent-style-name="Text_20_body">
      <style:text-properties officeooo:rsid="003bf1cf" officeooo:paragraph-rsid="003bf1cf"/>
    </style:style>
    <style:style style:name="P83" style:family="paragraph" style:parent-style-name="Text_20_body">
      <style:text-properties officeooo:rsid="0041c0ed" officeooo:paragraph-rsid="0041c0ed"/>
    </style:style>
    <style:style style:name="P84" style:family="paragraph" style:parent-style-name="Text_20_body">
      <style:text-properties officeooo:rsid="00441d25" officeooo:paragraph-rsid="00441d25"/>
    </style:style>
    <style:style style:name="P85" style:family="paragraph" style:parent-style-name="Text_20_body">
      <style:text-properties officeooo:rsid="00454614" officeooo:paragraph-rsid="00454614"/>
    </style:style>
    <style:style style:name="P86" style:family="paragraph" style:parent-style-name="Text_20_body">
      <style:text-properties fo:font-size="18pt" officeooo:rsid="00493453" officeooo:paragraph-rsid="00493453" style:font-size-asian="15.75pt" style:font-size-complex="18pt"/>
    </style:style>
    <style:style style:name="P87" style:family="paragraph" style:parent-style-name="Text_20_body">
      <style:text-properties fo:font-size="18pt" officeooo:rsid="004c0e21" officeooo:paragraph-rsid="004c0e21" style:font-size-asian="15.75pt" style:font-size-complex="18pt"/>
    </style:style>
    <style:style style:name="P88" style:family="paragraph" style:parent-style-name="Text_20_body">
      <style:text-properties fo:font-size="18pt" officeooo:rsid="006845cd" officeooo:paragraph-rsid="00493453" style:font-size-asian="15.75pt" style:font-size-complex="18pt"/>
    </style:style>
    <style:style style:name="P89" style:family="paragraph" style:parent-style-name="Text_20_body">
      <style:text-properties fo:font-size="28pt" officeooo:rsid="00493453" officeooo:paragraph-rsid="00493453" style:font-size-asian="28pt" style:font-size-complex="28pt"/>
    </style:style>
    <style:style style:name="P90" style:family="paragraph" style:parent-style-name="Text_20_body">
      <style:text-properties officeooo:rsid="004d3f48" officeooo:paragraph-rsid="004d3f48"/>
    </style:style>
    <style:style style:name="P91" style:family="paragraph" style:parent-style-name="Text_20_body">
      <style:text-properties officeooo:rsid="005673bf" officeooo:paragraph-rsid="005673bf"/>
    </style:style>
    <style:style style:name="P92" style:family="paragraph" style:parent-style-name="Text_20_body">
      <style:text-properties officeooo:rsid="00582295" officeooo:paragraph-rsid="00582295"/>
    </style:style>
    <style:style style:name="P93" style:family="paragraph" style:parent-style-name="Text_20_body">
      <style:text-properties officeooo:rsid="005c46eb" officeooo:paragraph-rsid="005c46eb"/>
    </style:style>
    <style:style style:name="P94" style:family="paragraph" style:parent-style-name="Text_20_body">
      <style:text-properties fo:font-size="14pt" officeooo:rsid="00493453" officeooo:paragraph-rsid="00493453" style:font-size-asian="14pt" style:font-size-complex="14pt"/>
    </style:style>
    <style:style style:name="P95" style:family="paragraph" style:parent-style-name="Text_20_body">
      <style:text-properties fo:font-size="14pt" officeooo:rsid="006c624c" officeooo:paragraph-rsid="006c624c" style:font-size-asian="14pt" style:font-size-complex="14pt"/>
    </style:style>
    <style:style style:name="P96" style:family="paragraph" style:parent-style-name="Text_20_body">
      <style:text-properties fo:font-size="14pt" officeooo:rsid="0081ff31" officeooo:paragraph-rsid="0081ff31" style:font-size-asian="14pt" style:font-size-complex="14pt"/>
    </style:style>
    <style:style style:name="P97" style:family="paragraph" style:parent-style-name="Text_20_body">
      <style:text-properties fo:font-size="14pt" officeooo:rsid="008cfdc4" officeooo:paragraph-rsid="008cfdc4" style:font-size-asian="14pt" style:font-size-complex="14pt"/>
    </style:style>
    <style:style style:name="P98" style:family="paragraph" style:parent-style-name="Text_20_body">
      <style:text-properties fo:font-size="14pt" officeooo:rsid="008f72d5" officeooo:paragraph-rsid="008f72d5" style:font-size-asian="14pt" style:font-size-complex="14pt"/>
    </style:style>
    <style:style style:name="P99" style:family="paragraph" style:parent-style-name="Text_20_body">
      <style:text-properties fo:font-size="14pt" officeooo:rsid="0091394e" officeooo:paragraph-rsid="0091394e" style:font-size-asian="14pt" style:font-size-complex="14pt"/>
    </style:style>
    <style:style style:name="P100" style:family="paragraph" style:parent-style-name="Text_20_body">
      <style:text-properties fo:font-size="14pt" fo:font-weight="bold" officeooo:rsid="0094e972" officeooo:paragraph-rsid="0094e972" style:font-size-asian="14pt" style:font-weight-asian="bold" style:font-size-complex="14pt" style:font-weight-complex="bold"/>
    </style:style>
    <style:style style:name="P101" style:family="paragraph" style:parent-style-name="Text_20_body">
      <style:text-properties officeooo:rsid="0015ad47" officeooo:paragraph-rsid="0063c500"/>
    </style:style>
    <style:style style:name="P102" style:family="paragraph" style:parent-style-name="Text_20_body">
      <style:text-properties officeooo:paragraph-rsid="0063c500"/>
    </style:style>
    <style:style style:name="P103" style:family="paragraph" style:parent-style-name="Text_20_body">
      <style:text-properties fo:font-size="20pt" officeooo:rsid="004c0e21" officeooo:paragraph-rsid="004c0e21" style:font-size-asian="20pt" style:font-size-complex="20pt"/>
    </style:style>
    <style:style style:name="P104" style:family="paragraph" style:parent-style-name="Text_20_body">
      <style:text-properties officeooo:rsid="00786389" officeooo:paragraph-rsid="00786389"/>
    </style:style>
    <style:style style:name="P105" style:family="paragraph" style:parent-style-name="Text_20_body">
      <style:text-properties fo:color="#d4d4d4" style:font-name="Droid Sans Mono" fo:font-size="10.5pt" fo:font-weight="normal" officeooo:rsid="0091394e" officeooo:paragraph-rsid="0091394e" fo:background-color="#1e1e1e" style:font-size-asian="14pt" style:font-size-complex="14pt"/>
    </style:style>
    <style:style style:name="P106" style:family="paragraph" style:parent-style-name="Standard">
      <style:paragraph-properties fo:margin-top="0cm" fo:margin-bottom="0.499cm" loext:contextual-spacing="false" style:line-height-at-least="0.529cm"/>
      <style:text-properties fo:color="#000000" style:font-name="monospace" fo:font-size="11.25pt" fo:font-weight="normal" fo:background-color="#fffffe"/>
    </style:style>
    <style:style style:name="P107" style:family="paragraph" style:parent-style-name="Preformatted_20_Text">
      <style:paragraph-properties fo:margin-top="0cm" fo:margin-bottom="0.499cm" loext:contextual-spacing="false"/>
      <style:text-properties officeooo:paragraph-rsid="0062fad1"/>
    </style:style>
    <style:style style:name="P108" style:family="paragraph" style:parent-style-name="Preformatted_20_Text">
      <style:paragraph-properties fo:margin-top="0cm" fo:margin-bottom="0.499cm" loext:contextual-spacing="false"/>
      <style:text-properties officeooo:paragraph-rsid="0063c500"/>
    </style:style>
    <style:style style:name="P109" style:family="paragraph" style:parent-style-name="Preformatted_20_Text">
      <style:text-properties fo:font-size="14pt" officeooo:rsid="004c0e21" officeooo:paragraph-rsid="004c0e21" style:font-size-asian="12.25pt" style:font-size-complex="14pt"/>
    </style:style>
    <style:style style:name="P110" style:family="paragraph" style:parent-style-name="Preformatted_20_Text">
      <style:paragraph-properties fo:text-align="start" style:justify-single-word="false"/>
      <style:text-properties officeooo:rsid="0023c5a1" officeooo:paragraph-rsid="0062fad1"/>
    </style:style>
    <style:style style:name="P111" style:family="paragraph" style:parent-style-name="Preformatted_20_Text">
      <style:text-properties officeooo:paragraph-rsid="0062fad1"/>
    </style:style>
    <style:style style:name="P112" style:family="paragraph" style:parent-style-name="Preformatted_20_Text">
      <style:text-properties officeooo:rsid="0015ad47" officeooo:paragraph-rsid="0063c500"/>
    </style:style>
    <style:style style:name="P113" style:family="paragraph" style:parent-style-name="Preformatted_20_Text">
      <style:text-properties officeooo:paragraph-rsid="0063c500"/>
    </style:style>
    <style:style style:name="P114" style:family="paragraph" style:parent-style-name="Table_20_Contents">
      <style:text-properties officeooo:paragraph-rsid="0063c500"/>
    </style:style>
    <style:style style:name="P115" style:family="paragraph" style:parent-style-name="Horizontal_20_Line">
      <style:text-properties fo:font-size="18pt" officeooo:rsid="001b836b" officeooo:paragraph-rsid="0063c500" style:font-size-asian="15.75pt" style:font-size-complex="18pt"/>
    </style:style>
    <style:style style:name="P116" style:family="paragraph" style:parent-style-name="Table_20_Heading">
      <style:paragraph-properties fo:text-align="center" style:justify-single-word="false"/>
      <style:text-properties officeooo:paragraph-rsid="0063c500"/>
    </style:style>
    <style:style style:name="P117" style:family="paragraph" style:parent-style-name="Heading_20_2">
      <style:text-properties officeooo:rsid="001b836b" officeooo:paragraph-rsid="0063c500"/>
    </style:style>
    <style:style style:name="P118" style:family="paragraph" style:parent-style-name="Heading_20_2">
      <style:text-properties officeooo:paragraph-rsid="0063c500"/>
    </style:style>
    <style:style style:name="P119" style:family="paragraph" style:parent-style-name="Standard">
      <style:paragraph-properties fo:text-align="start" style:justify-single-word="false"/>
      <style:text-properties officeooo:paragraph-rsid="00b79cb8"/>
    </style:style>
    <style:style style:name="P120" style:family="paragraph" style:parent-style-name="Standard">
      <style:paragraph-properties fo:text-align="start" style:justify-single-word="false"/>
      <style:text-properties officeooo:paragraph-rsid="00bbda18"/>
    </style:style>
    <style:style style:name="P121" style:family="paragraph" style:parent-style-name="Standard">
      <style:paragraph-properties fo:text-align="start" style:justify-single-word="false"/>
      <style:text-properties officeooo:rsid="00bbda18" officeooo:paragraph-rsid="00bbda18"/>
    </style:style>
    <style:style style:name="P122" style:family="paragraph" style:parent-style-name="Standard">
      <style:paragraph-properties fo:text-align="start" style:justify-single-word="false"/>
      <style:text-properties fo:font-size="14pt" officeooo:rsid="0092ffe6" officeooo:paragraph-rsid="0092ffe6" style:font-size-asian="12.25pt" style:font-size-complex="14pt"/>
    </style:style>
    <style:style style:name="P123" style:family="paragraph" style:parent-style-name="Standard">
      <style:paragraph-properties fo:text-align="start" style:justify-single-word="false"/>
      <style:text-properties fo:font-size="14pt" officeooo:rsid="00bc7d19" officeooo:paragraph-rsid="00bc7d19" style:font-size-asian="12.25pt" style:font-size-complex="14pt"/>
    </style:style>
    <style:style style:name="P124" style:family="paragraph" style:parent-style-name="Text_20_body" style:list-style-name="L1">
      <style:text-properties officeooo:paragraph-rsid="0063c500"/>
    </style:style>
    <style:style style:name="P125" style:family="paragraph" style:parent-style-name="Text_20_body" style:list-style-name="L1">
      <style:paragraph-properties fo:margin-top="0cm" fo:margin-bottom="0cm" loext:contextual-spacing="false"/>
      <style:text-properties officeooo:paragraph-rsid="0063c500"/>
    </style:style>
    <style:style style:name="T1" style:family="text">
      <style:text-properties officeooo:rsid="001c80a2"/>
    </style:style>
    <style:style style:name="T2" style:family="text">
      <style:text-properties officeooo:rsid="001d591a"/>
    </style:style>
    <style:style style:name="T3" style:family="text">
      <style:text-properties officeooo:rsid="001f1f57"/>
    </style:style>
    <style:style style:name="T4" style:family="text">
      <style:text-properties officeooo:rsid="0023344b"/>
    </style:style>
    <style:style style:name="T5" style:family="text">
      <style:text-properties officeooo:rsid="002f54e4"/>
    </style:style>
    <style:style style:name="T6" style:family="text">
      <style:text-properties officeooo:rsid="0036990a"/>
    </style:style>
    <style:style style:name="T7" style:family="text">
      <style:text-properties fo:color="#0000ff"/>
    </style:style>
    <style:style style:name="T8" style:family="text">
      <style:text-properties fo:color="#a31515"/>
    </style:style>
    <style:style style:name="T9" style:family="text">
      <style:text-properties fo:color="#09885a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9c666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officeooo:rsid="009f4d44" style:font-size-asian="28pt" style:font-size-complex="28pt"/>
    </style:style>
    <style:style style:name="T14" style:family="text">
      <style:text-properties officeooo:rsid="00138b1a"/>
    </style:style>
    <style:style style:name="T15" style:family="text">
      <style:text-properties officeooo:rsid="001f0c05"/>
    </style:style>
    <style:style style:name="T16" style:family="text">
      <style:text-properties officeooo:rsid="0023c5a1"/>
    </style:style>
    <style:style style:name="T17" style:family="text">
      <style:text-properties fo:font-size="16pt" fo:font-weight="bold" officeooo:rsid="00078595" style:font-size-asian="16pt" style:font-weight-asian="bold" style:font-size-complex="16pt" style:font-weight-complex="bold"/>
    </style:style>
    <style:style style:name="T18" style:family="text">
      <style:text-properties officeooo:rsid="000e30ad"/>
    </style:style>
    <style:style style:name="T19" style:family="text">
      <style:text-properties officeooo:rsid="001461bc"/>
    </style:style>
    <style:style style:name="T20" style:family="text">
      <style:text-properties fo:font-weight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96b336" style:font-weight-asian="bold" style:font-weight-complex="bold"/>
    </style:style>
    <style:style style:name="T23" style:family="text">
      <style:text-properties fo:font-weight="bold" officeooo:rsid="00a13e52" style:font-weight-asian="bold" style:font-weight-complex="bold"/>
    </style:style>
    <style:style style:name="T24" style:family="text">
      <style:text-properties fo:font-weight="bold" officeooo:rsid="00a2a7f6" style:font-weight-asian="bold" style:font-weight-complex="bold"/>
    </style:style>
    <style:style style:name="T25" style:family="text">
      <style:text-properties fo:font-weight="bold" officeooo:rsid="00a5b391" style:font-weight-asian="bold" style:font-weight-complex="bold"/>
    </style:style>
    <style:style style:name="T26" style:family="text">
      <style:text-properties officeooo:rsid="0015ad47"/>
    </style:style>
    <style:style style:name="T27" style:family="text">
      <style:text-properties officeooo:rsid="0016d7bd"/>
    </style:style>
    <style:style style:name="T28" style:family="text">
      <style:text-properties officeooo:rsid="00183ef3"/>
    </style:style>
    <style:style style:name="T29" style:family="text">
      <style:text-properties officeooo:rsid="00215c22"/>
    </style:style>
    <style:style style:name="T30" style:family="text">
      <style:text-properties officeooo:rsid="0024a833"/>
    </style:style>
    <style:style style:name="T31" style:family="text">
      <style:text-properties officeooo:rsid="0074dced"/>
    </style:style>
    <style:style style:name="T32" style:family="text">
      <style:text-properties officeooo:rsid="007fb417"/>
    </style:style>
    <style:style style:name="T33" style:family="text">
      <style:text-properties officeooo:rsid="008177ba"/>
    </style:style>
    <style:style style:name="T34" style:family="text">
      <style:text-properties fo:color="#dcdcaa"/>
    </style:style>
    <style:style style:name="T35" style:family="text">
      <style:text-properties fo:color="#d4d4d4" style:font-name="Droid Sans Mono" fo:font-size="10.5pt" fo:background-color="#1e1e1e" loext:char-shading-value="0"/>
    </style:style>
    <style:style style:name="T36" style:family="text">
      <style:text-properties fo:color="#d4d4d4" style:font-name="Droid Sans Mono" fo:background-color="#1e1e1e" loext:char-shading-value="0"/>
    </style:style>
    <style:style style:name="T37" style:family="text">
      <style:text-properties fo:color="#9cdcfe"/>
    </style:style>
    <style:style style:name="T38" style:family="text">
      <style:text-properties fo:color="#ce9178"/>
    </style:style>
    <style:style style:name="T39" style:family="text">
      <style:text-properties officeooo:rsid="009c666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officeooo:rsid="00a13e52"/>
    </style:style>
    <style:style style:name="T42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43" style:family="text">
      <style:text-properties fo:font-size="15pt" fo:font-weight="normal" officeooo:rsid="00a2a7f6" style:font-size-asian="13.1000003814697pt" style:font-weight-asian="normal" style:font-size-complex="15pt" style:font-weight-complex="normal"/>
    </style:style>
    <style:style style:name="T44" style:family="text">
      <style:text-properties fo:font-size="15pt" fo:font-weight="normal" officeooo:rsid="00a5b391" style:font-size-asian="13.1000003814697pt" style:font-weight-asian="normal" style:font-size-complex="15pt" style:font-weight-complex="normal"/>
    </style:style>
    <style:style style:name="T45" style:family="text">
      <style:text-properties fo:font-size="15pt" fo:font-weight="normal" officeooo:rsid="00a85ee3" style:font-size-asian="13.1000003814697pt" style:font-weight-asian="normal" style:font-size-complex="15pt" style:font-weight-complex="normal"/>
    </style:style>
    <style:style style:name="T46" style:family="text">
      <style:text-properties fo:font-size="15pt" fo:font-weight="normal" officeooo:rsid="00a9b1e2" style:font-size-asian="13.1000003814697pt" style:font-weight-asian="normal" style:font-size-complex="15pt" style:font-weight-complex="normal"/>
    </style:style>
    <style:style style:name="T47" style:family="text">
      <style:text-properties fo:font-size="15pt" fo:font-weight="bold" style:font-size-asian="13.1000003814697pt" style:font-weight-asian="bold" style:font-size-complex="15pt" style:font-weight-complex="bold"/>
    </style:style>
    <style:style style:name="T48" style:family="text">
      <style:text-properties fo:font-size="15pt" fo:font-weight="bold" officeooo:rsid="00b0f8a6" style:font-size-asian="13.1000003814697pt" style:font-weight-asian="bold" style:font-size-complex="15pt" style:font-weight-complex="bold"/>
    </style:style>
    <style:style style:name="T49" style:family="text">
      <style:text-properties fo:font-size="15pt" style:font-size-asian="13.1000003814697pt" style:font-size-complex="15pt"/>
    </style:style>
    <style:style style:name="T50" style:family="text">
      <style:text-properties fo:font-size="15pt" officeooo:rsid="00af2099" style:font-size-asian="13.1000003814697pt" style:font-size-complex="15pt"/>
    </style:style>
    <style:style style:name="T51" style:family="text">
      <style:text-properties officeooo:rsid="00a4620a"/>
    </style:style>
    <style:style style:name="T52" style:family="text">
      <style:text-properties officeooo:rsid="00a6daa1"/>
    </style:style>
    <style:style style:name="T53" style:family="text">
      <style:text-properties officeooo:rsid="00b452fa"/>
    </style:style>
    <style:style style:name="T54" style:family="text">
      <style:text-properties officeooo:rsid="00b79cb8"/>
    </style:style>
    <style:style style:name="T55" style:family="text">
      <style:text-properties fo:font-size="36pt" style:font-size-asian="36pt" style:font-size-complex="36pt"/>
    </style:style>
    <style:style style:name="T56" style:family="text">
      <style:text-properties fo:font-size="14pt" officeooo:rsid="00b79cb8" style:font-size-asian="12.25pt" style:font-size-complex="14pt"/>
    </style:style>
    <style:style style:name="T57" style:family="text">
      <style:text-properties officeooo:rsid="00bbda1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stdio.h&gt;</text:p>
      <text:p text:style-name="Standard"/>
      <text:p text:style-name="Standard">int main()</text:p>
      <text:p text:style-name="Standard">{</text:p>
      <text:p text:style-name="Standard"><text:s text:c="4"/>int x=20,*p,*q;</text:p>
      <text:p text:style-name="Standard"><text:s text:c="4"/>p=&amp;x;</text:p>
      <text:p text:style-name="Standard"><text:s text:c="4"/>printf("%u\n",p);</text:p>
      <text:p text:style-name="Standard"><text:s text:c="4"/>printf("%u",&amp;x); <text:s text:c="2"/></text:p>
      <text:p text:style-name="Standard">}</text:p>
      <text:p text:style-name="P1">==&gt;result same</text:p>
      <text:p text:style-name="P61">Q stack?</text:p>
      <text:p text:style-name="P61">==&gt;#include&lt;stdio.h&gt;</text:p>
      <text:p text:style-name="P61">void main()</text:p>
      <text:p text:style-name="P61">{</text:p>
      <text:p text:style-name="P61"><text:s text:c="4"/>int a[10],i,n,t=-1,ch,d;</text:p>
      <text:p text:style-name="P61"><text:s text:c="4"/>do{</text:p>
      <text:p text:style-name="P61"><text:s text:c="8"/>printf("\n1: to push ");</text:p>
      <text:p text:style-name="P61"><text:s text:c="8"/>printf("\n2:to pop ");</text:p>
      <text:p text:style-name="P61"><text:s text:c="8"/>printf("\n3: to display ");</text:p>
      <text:p text:style-name="P61"><text:s text:c="8"/>printf("\nEnter 4 to exit ");</text:p>
      <text:p text:style-name="P61"><text:s text:c="8"/>scanf("%d",&amp;ch);</text:p>
      <text:p text:style-name="P61"><text:s text:c="4"/></text:p>
      <text:p text:style-name="P61"><text:s text:c="8"/>switch(ch)</text:p>
      <text:p text:style-name="P61"><text:s text:c="4"/>{</text:p>
      <text:p text:style-name="P61"><text:s text:c="8"/>case 1:</text:p>
      <text:p text:style-name="P61"><text:s text:c="16"/>if(t==9)</text:p>
      <text:p text:style-name="P61"><text:s text:c="16"/>{</text:p>
      <text:p text:style-name="P61"><text:s text:c="20"/>printf("stack is full");</text:p>
      <text:p text:style-name="P61"><text:s text:c="16"/>}else</text:p>
      <text:p text:style-name="P61"><text:s text:c="16"/>{</text:p>
      <text:p text:style-name="P61"><text:s text:c="20"/>printf("Enter data");</text:p>
      <text:p text:style-name="P61"><text:s text:c="20"/>scanf("%d",&amp;d);</text:p>
      <text:p text:style-name="P61"><text:s text:c="20"/>t++;</text:p>
      <text:p text:style-name="P61"><text:s text:c="20"/>a[t]=d;</text:p>
      <text:p text:style-name="P61"><text:s text:c="16"/>}</text:p>
      <text:p text:style-name="P61"><text:s text:c="12"/>break;</text:p>
      <text:p text:style-name="P61"><text:s text:c="8"/>case 2:if(t==-1)</text:p>
      <text:p text:style-name="P61"><text:s text:c="16"/>{</text:p>
      <text:p text:style-name="P61"><text:s text:c="20"/>printf("stack is empty");</text:p>
      <text:p text:style-name="P61"><text:s text:c="16"/>}</text:p>
      <text:p text:style-name="P61"><text:s text:c="16"/>else{</text:p>
      <text:p text:style-name="P61"><text:s text:c="20"/>t--;</text:p>
      <text:p text:style-name="P61"><text:s text:c="16"/>}</text:p>
      <text:p text:style-name="P61"><text:s text:c="12"/>break;</text:p>
      <text:p text:style-name="P61"><text:s text:c="8"/>case 3: for(i=0;i&lt;=t;i++)</text:p>
      <text:p text:style-name="P61"><text:s text:c="16"/>{</text:p>
      <text:p text:style-name="P61"><text:s text:c="20"/>printf(" %d ",a[i]);</text:p>
      <text:p text:style-name="P61"><text:s text:c="16"/>}</text:p>
      <text:p text:style-name="P61"><text:s text:c="16"/>break;</text:p>
      <text:p text:style-name="P61"><text:s text:c="4"/>}</text:p>
      <text:p text:style-name="P61"><text:s text:c="7"/>}while(ch!=4);</text:p>
      <text:p text:style-name="P61">}</text:p>
      <text:p text:style-name="P1"><text:soft-page-break/></text:p>
      <text:p text:style-name="P1">#include &lt;stdio.h&gt;</text:p>
      <text:p text:style-name="P1"/>
      <text:p text:style-name="P1">int main()</text:p>
      <text:p text:style-name="P1">{</text:p>
      <text:p text:style-name="P1"><text:s text:c="4"/>int x=20,*p,*q;</text:p>
      <text:p text:style-name="P1"><text:s text:c="4"/>p=&amp;x;</text:p>
      <text:p text:style-name="P1"><text:s text:c="4"/>printf("%u\n",p);</text:p>
      <text:p text:style-name="P1"><text:s text:c="4"/>printf("%u\n",&amp;*p); <text:s text:c="2"/></text:p>
      <text:p text:style-name="P1"><text:s text:c="4"/>printf("%d \n",&amp;p);</text:p>
      <text:p text:style-name="P1">}</text:p>
      <text:p text:style-name="P1"/>
      <text:p text:style-name="P2">==&gt;</text:p>
      <text:p text:style-name="P2">1482209828</text:p>
      <text:p text:style-name="Standard">1482209828</text:p>
      <text:p text:style-name="Standard">1482209832</text:p>
      <text:p text:style-name="P2"/>
      <text:p text:style-name="P2"/>
      <text:p text:style-name="P2"/>
      <text:p text:style-name="P3">We can add or substract <text:span text:style-name="T1">from</text:span> pointer</text:p>
      <text:p text:style-name="P4">pointer+n=pointer+sizeof(type of pointer)*n</text:p>
      <text:p text:style-name="P4">eg</text:p>
      <text:p text:style-name="P4">let adderss of p=345963910<text:span text:style-name="T3">0</text:span></text:p>
      <text:p text:style-name="P4">printf(p+1)</text:p>
      <text:p text:style-name="P4">==&gt;345963910<text:span text:style-name="T3">4</text:span></text:p>
      <text:p text:style-name="P4">printf(p+2)</text:p>
      <text:p text:style-name="Text_20_body">==&gt;<text:span text:style-name="T2">3459639108</text:span></text:p>
      <text:p text:style-name="Text_20_body">#include&lt;stdio.h&gt;</text:p>
      <text:p text:style-name="Text_20_body">void main()</text:p>
      <text:p text:style-name="Text_20_body">{</text:p>
      <text:p text:style-name="Text_20_body"><text:s text:c="3"/>int a,b,*p,*q;</text:p>
      <text:p text:style-name="Text_20_body"><text:s text:c="3"/>p=&amp;a;</text:p>
      <text:p text:style-name="Text_20_body"><text:s text:c="3"/>q=&amp;b;</text:p>
      <text:p text:style-name="Text_20_body"/>
      <text:p text:style-name="Text_20_body"><text:s text:c="3"/>printf("%u \n",p);</text:p>
      <text:p text:style-name="Text_20_body"><text:s text:c="3"/>printf("%u \n",p+1);</text:p>
      <text:p text:style-name="Text_20_body"><text:s text:c="3"/>printf("%u ",p+2);</text:p>
      <text:p text:style-name="Text_20_body"/>
      <text:p text:style-name="Text_20_body">}</text:p>
      <text:p text:style-name="P74">for substraction in pointer</text:p>
      <text:p text:style-name="P74">pointer1-pointer2</text:p>
      <text:p text:style-name="P74">=1020-1000</text:p>
      <text:p text:style-name="P74"><text:soft-page-break/>=20/2(sizeof pointer)</text:p>
      <text:p text:style-name="P75">swapping no. Using <text:s/>pointer <text:s/><text:span text:style-name="T4">call by reference or call by pointer</text:span></text:p>
      <text:p text:style-name="P75"/>
      <text:p text:style-name="P75">#include&lt;stdio.h&gt;</text:p>
      <text:p text:style-name="P75">void main()</text:p>
      <text:p text:style-name="P75">{</text:p>
      <text:p text:style-name="P75"><text:s text:c="4"/>int a,b;</text:p>
      <text:p text:style-name="P75"><text:s text:c="4"/>printf("Enter 2 <text:s/>no. ");</text:p>
      <text:p text:style-name="P75"><text:s text:c="4"/>scanf("%d %d",&amp;a,&amp;b);</text:p>
      <text:p text:style-name="P75"><text:s text:c="4"/>fun(&amp;a,&amp;b);</text:p>
      <text:p text:style-name="P75"><text:s text:c="4"/>printf("a= %d b= %d",a,b);</text:p>
      <text:p text:style-name="P75">}</text:p>
      <text:p text:style-name="P75">void fun(int *a,int *b)</text:p>
      <text:p text:style-name="P75">{</text:p>
      <text:p text:style-name="P75"><text:s text:c="4"/>int t;</text:p>
      <text:p text:style-name="P75"><text:s text:c="2"/>t=*a;</text:p>
      <text:p text:style-name="P75"><text:s text:c="2"/>*a=*b;</text:p>
      <text:p text:style-name="P75"><text:s text:c="2"/>*b=t;</text:p>
      <text:p text:style-name="P75">}</text:p>
      <text:p text:style-name="P75"/>
      <text:p text:style-name="P76">Address of an array?</text:p>
      <text:p text:style-name="P76"/>
      <text:p text:style-name="P76">#include&lt;stdio.h&gt;</text:p>
      <text:p text:style-name="P76">void main()</text:p>
      <text:p text:style-name="P76">{</text:p>
      <text:p text:style-name="P76"><text:s text:c="8"/>int a[10],i;</text:p>
      <text:p text:style-name="P76"><text:s text:c="8"/>for(i=0;i&lt;10;i++)</text:p>
      <text:p text:style-name="P76"><text:s text:c="8"/>{</text:p>
      <text:p text:style-name="P76"><text:s text:c="8"/>printf("%u \n",&amp;a[i]);</text:p>
      <text:p text:style-name="P76"><text:s text:c="8"/>}</text:p>
      <text:p text:style-name="P76">}</text:p>
      <text:p text:style-name="P76"/>
      <text:p text:style-name="P76"><text:soft-page-break/>==&gt;</text:p>
      <text:p text:style-name="P76">2551648304 </text:p>
      <text:p text:style-name="P76">2551648308 </text:p>
      <text:p text:style-name="P76">2551648312 </text:p>
      <text:p text:style-name="P76">2551648316 </text:p>
      <text:p text:style-name="P76">2551648320 </text:p>
      <text:p text:style-name="P76">2551648324 </text:p>
      <text:p text:style-name="P76">2551648328 </text:p>
      <text:p text:style-name="P76">2551648332 </text:p>
      <text:p text:style-name="P76">2551648336 </text:p>
      <text:p text:style-name="P76">2551648340</text:p>
      <text:p text:style-name="Text_20_body"/>
      <text:p text:style-name="P77">Q. accessing address using pointer</text:p>
      <text:p text:style-name="P77">#include &lt;stdio.h&gt;</text:p>
      <text:p text:style-name="P77"/>
      <text:p text:style-name="P77">void main()</text:p>
      <text:p text:style-name="P77">{</text:p>
      <text:p text:style-name="P77"><text:s text:c="4"/>int a[10],*p,i;</text:p>
      <text:p text:style-name="P77"><text:s text:c="4"/>p=&amp;a[0];</text:p>
      <text:p text:style-name="P77"><text:s text:c="4"/>printf("Enter some no");</text:p>
      <text:p text:style-name="P77"><text:s text:c="4"/>/*for(i=0;i&lt;10;i++) <text:s text:c="3"/></text:p>
      <text:p text:style-name="P77"><text:s text:c="4"/>{</text:p>
      <text:p text:style-name="P77"><text:s text:c="8"/>scanf("%d",p+i);</text:p>
      <text:p text:style-name="P77"><text:s text:c="4"/>}*/</text:p>
      <text:p text:style-name="P77"><text:s text:c="4"/></text:p>
      <text:p text:style-name="P77"><text:s text:c="5"/>for(i=0;i&lt;10;i++) <text:s text:c="3"/></text:p>
      <text:p text:style-name="P77"><text:s text:c="4"/>{</text:p>
      <text:p text:style-name="P77"><text:s text:c="8"/>printf("%u ",&amp;a[i]);</text:p>
      <text:p text:style-name="P77"><text:s text:c="4"/>}</text:p>
      <text:p text:style-name="P77"><text:s text:c="5"/></text:p>
      <text:p text:style-name="P77"><text:s text:c="5"/>printf("next \n");</text:p>
      <text:p text:style-name="P77"><text:s text:c="5"/>for(i=0;i&lt;10;i++) <text:s text:c="3"/></text:p>
      <text:p text:style-name="P77"><text:soft-page-break/><text:s text:c="4"/>{</text:p>
      <text:p text:style-name="P77"><text:s text:c="8"/>printf("%u ",(p+i));</text:p>
      <text:p text:style-name="P77"><text:s text:c="4"/>}</text:p>
      <text:p text:style-name="P77"><text:s text:c="4"/>}</text:p>
      <text:p text:style-name="Standard"><text:span text:style-name="T5">1)</text:span>2510589328 2510589332 2510589336 2510589340 2510589344 2510589348 2510589352 2510589356 2510589360 251058936<text:span text:style-name="T5">4</text:span></text:p>
      <text:p text:style-name="Standard"><text:span text:style-name="T5">2)</text:span>2510589328 2510589332 2510589336 2510589340 2510589344 2510589348 2510589352 2510589356 2510589360 2510589364</text:p>
      <text:p text:style-name="P78">example:</text:p>
      <text:p text:style-name="P78">after compilation result is same</text:p>
      <text:p text:style-name="P78"/>
      <text:p text:style-name="P78"/>
      <text:p text:style-name="P78">#include&lt;stdio.h&gt;</text:p>
      <text:p text:style-name="P78">void main()</text:p>
      <text:p text:style-name="P78">{</text:p>
      <text:p text:style-name="P78"><text:s text:c="5"/>int a[10],i,*p;</text:p>
      <text:p text:style-name="P78"><text:s text:c="5"/>p=&amp;a[0];</text:p>
      <text:p text:style-name="P78"><text:s text:c="5"/>for(i=0;i&lt;10;i++)</text:p>
      <text:p text:style-name="P78"><text:s text:c="5"/>{</text:p>
      <text:p text:style-name="P78"><text:s text:c="9"/>scanf("%d",p+i);</text:p>
      <text:p text:style-name="P78"><text:s text:c="5"/>}</text:p>
      <text:p text:style-name="P78"><text:s text:c="5"/>for(i=0;i&lt;10;i++)</text:p>
      <text:p text:style-name="P78"><text:s text:c="5"/>{</text:p>
      <text:p text:style-name="P78"><text:s text:c="9"/>printf("%d ",*(p+i));</text:p>
      <text:p text:style-name="P78"><text:s text:c="5"/>}</text:p>
      <text:p text:style-name="P78"><text:s text:c="5"/>for(i=0;i&lt;10;i++)</text:p>
      <text:p text:style-name="P78"><text:s text:c="5"/>{</text:p>
      <text:p text:style-name="P78"><text:s text:c="9"/>printf("%d ",a[i]);</text:p>
      <text:p text:style-name="P78"><text:s text:c="5"/>}</text:p>
      <text:p text:style-name="P78"><text:s text:c="5"/>printf("\n %d",a[0]);</text:p>
      <text:p text:style-name="P78">}</text:p>
      <text:p text:style-name="Text_20_body"/>
      <text:p text:style-name="P79">example </text:p>
      <text:p text:style-name="P79"><text:soft-page-break/>#include&lt;stdio.h&gt;</text:p>
      <text:p text:style-name="P79">void main()</text:p>
      <text:p text:style-name="P79">{</text:p>
      <text:p text:style-name="P79"><text:s text:c="3"/>int a[10],i;</text:p>
      <text:p text:style-name="P79"><text:s text:c="3"/>void sum(int *);</text:p>
      <text:p text:style-name="P79"><text:s text:c="3"/>sum(&amp;a); //<text:span text:style-name="T6">base address of a[] <text:s/>array</text:span></text:p>
      <text:p text:style-name="P79"><text:s text:c="3"/>for(i=0;i&lt;5;i++)</text:p>
      <text:p text:style-name="P79"><text:s text:c="3"/>printf("%d",a[i]);</text:p>
      <text:p text:style-name="P79">}</text:p>
      <text:p text:style-name="P79">void sum(int *a)</text:p>
      <text:p text:style-name="P79">{ <text:s/>int i;</text:p>
      <text:p text:style-name="P79"><text:s text:c="2"/>for(i=0;i&lt;5;i++)</text:p>
      <text:p text:style-name="P79"><text:s text:c="2"/>{</text:p>
      <text:p text:style-name="P79"><text:s text:c="5"/>scanf("%d",a+i);</text:p>
      <text:p text:style-name="P79"><text:s text:c="3"/>}</text:p>
      <text:p text:style-name="P79"/>
      <text:p text:style-name="P79">}</text:p>
      <text:p text:style-name="P80">example:- sorting using pointer</text:p>
      <text:p text:style-name="P80">#include&lt;stdio.h&gt;</text:p>
      <text:p text:style-name="P80">void main()</text:p>
      <text:p text:style-name="P80">{</text:p>
      <text:p text:style-name="P80"><text:s text:c="4"/>int a[10],i;</text:p>
      <text:p text:style-name="P80"><text:s text:c="4"/>void sort(int *);</text:p>
      <text:p text:style-name="P80"><text:s text:c="4"/>for(i=0;i&lt;10;i++)</text:p>
      <text:p text:style-name="P80"><text:s text:c="4"/>{</text:p>
      <text:p text:style-name="P80"><text:s text:c="8"/>scanf("%d",&amp;a[i]);</text:p>
      <text:p text:style-name="P80"><text:s text:c="4"/>}</text:p>
      <text:p text:style-name="P80"><text:s text:c="4"/>sort(a);</text:p>
      <text:p text:style-name="P80"><text:s text:c="5"/>for(i=0;i&lt;10;i++)</text:p>
      <text:p text:style-name="P80"><text:s text:c="4"/>{</text:p>
      <text:p text:style-name="P80"><text:s text:c="8"/>printf("%d ",a[i]);</text:p>
      <text:p text:style-name="P80"><text:s text:c="4"/>}</text:p>
      <text:p text:style-name="P80"><text:soft-page-break/>}</text:p>
      <text:p text:style-name="P80">void sort(int *p)</text:p>
      <text:p text:style-name="P80">{ <text:s text:c="2"/></text:p>
      <text:p text:style-name="P80"><text:s text:c="4"/>int i,j,t;</text:p>
      <text:p text:style-name="P80"><text:s text:c="4"/>for(i=0;i&lt;10;i++)</text:p>
      <text:p text:style-name="P80"><text:s text:c="4"/>{</text:p>
      <text:p text:style-name="P80"><text:s text:c="8"/>for(j=0;j&lt;9;j++)</text:p>
      <text:p text:style-name="P80"><text:s text:c="8"/>{</text:p>
      <text:p text:style-name="P80"><text:s text:c="11"/>if(*(p+j)&gt;*(p+j+1))</text:p>
      <text:p text:style-name="P80"><text:s text:c="11"/>{ <text:s text:c="3"/></text:p>
      <text:p text:style-name="P80"><text:s text:c="16"/>t=*(p+j);</text:p>
      <text:p text:style-name="P80"><text:s text:c="16"/>*(p+j)=*(p+j+1);</text:p>
      <text:p text:style-name="P80"><text:s text:c="16"/>*(p+j+1)=t;</text:p>
      <text:p text:style-name="P80"><text:s text:c="11"/>}</text:p>
      <text:p text:style-name="P80"><text:s text:c="7"/>}</text:p>
      <text:p text:style-name="P80"><text:s text:c="4"/>}</text:p>
      <text:p text:style-name="P80">}</text:p>
      <text:p text:style-name="P81">Q. reversing string using pointer?</text:p>
      <text:p text:style-name="P81">#include&lt;stdio.h&gt;</text:p>
      <text:p text:style-name="P81">#include&lt;string.h&gt;</text:p>
      <text:p text:style-name="P81">void main()</text:p>
      <text:p text:style-name="P81">{</text:p>
      <text:p text:style-name="P81"><text:s text:c="4"/>char ch[10];</text:p>
      <text:p text:style-name="P81"><text:s text:c="4"/>int n;</text:p>
      <text:p text:style-name="P81"><text:s text:c="4"/>char* reverse(char *,int );</text:p>
      <text:p text:style-name="P81"><text:s text:c="4"/>scanf("%s",ch);</text:p>
      <text:p text:style-name="P81"><text:s text:c="4"/>n=strlen(ch);</text:p>
      <text:p text:style-name="P81"><text:s text:c="4"/>printf("%s \n",reverse(ch,n));</text:p>
      <text:p text:style-name="P81"><text:s text:c="4"/>printf("welcome");</text:p>
      <text:p text:style-name="P81">}</text:p>
      <text:p text:style-name="P81">char* reverse(char *p,int n)</text:p>
      <text:p text:style-name="P81">{</text:p>
      <text:p text:style-name="P81"><text:soft-page-break/><text:s/>int i;</text:p>
      <text:p text:style-name="P81"><text:s/>char q;</text:p>
      <text:p text:style-name="P81"><text:s/>for(i=0;i&lt;=n/2;i++)</text:p>
      <text:p text:style-name="P81"><text:s/>{ <text:s text:c="3"/></text:p>
      <text:p text:style-name="P81"><text:s text:c="5"/>q=*(p+i);</text:p>
      <text:p text:style-name="P81"><text:s text:c="5"/>*(p+i)=*(p+n-1-i);</text:p>
      <text:p text:style-name="P81"><text:s text:c="6"/>*(p+n-1-i)=q; <text:s text:c="2"/></text:p>
      <text:p text:style-name="P81"><text:s/>}</text:p>
      <text:p text:style-name="P81"><text:s/>return p;</text:p>
      <text:p text:style-name="P81">}</text:p>
      <text:p text:style-name="P81"/>
      <text:p text:style-name="P82">example:-</text:p>
      <text:p text:style-name="P6"><text:span text:style-name="T7">#include</text:span> <text:span text:style-name="T7">&lt;</text:span><text:span text:style-name="T8">stdio.h</text:span><text:span text:style-name="T7">&gt;</text:span></text:p>
      <text:p text:style-name="P5"><text:span text:style-name="T7">#include</text:span> <text:span text:style-name="T7">&lt;</text:span><text:span text:style-name="T8">string.h</text:span><text:span text:style-name="T7">&gt;</text:span></text:p>
      <text:p text:style-name="P8"/>
      <text:p text:style-name="P5"><text:span text:style-name="T7">int</text:span> main() </text:p>
      <text:p text:style-name="P5">{</text:p>
      <text:p text:style-name="P5"><text:span text:style-name="T7">int</text:span> BUFFSIZE=<text:span text:style-name="T9">247</text:span>;</text:p>
      <text:p text:style-name="P5"><text:span text:style-name="T7">char</text:span> c;</text:p>
      <text:p text:style-name="P5"><text:span text:style-name="T7">char</text:span> str[BUFFSIZE];</text:p>
      <text:p text:style-name="P5"><text:span text:style-name="T7">char</text:span> sen[BUFFSIZE];</text:p>
      <text:p text:style-name="P8"/>
      <text:p text:style-name="P5">scanf(<text:span text:style-name="T8">"%c "</text:span>, &amp;c);</text:p>
      <text:p text:style-name="P5">scanf(<text:span text:style-name="T8">"%s "</text:span>, str);</text:p>
      <text:p text:style-name="P5">fgets(sen, BUFFSIZE, stdin);</text:p>
      <text:p text:style-name="P7">//scanf("%s",&amp;sen);</text:p>
      <text:p text:style-name="P5">printf(<text:span text:style-name="T8">"%c\n"</text:span>, c);</text:p>
      <text:p text:style-name="P5">printf(<text:span text:style-name="T8">"%s\n"</text:span>, str);</text:p>
      <text:p text:style-name="P5">printf(<text:span text:style-name="T8">"%s\n"</text:span>, sen);</text:p>
      <text:p text:style-name="P8"/>
      <text:p text:style-name="P5"><text:span text:style-name="T7">return</text:span> <text:span text:style-name="T9">0</text:span>;</text:p>
      <text:p text:style-name="P5">}</text:p>
      <text:p text:style-name="P106"/>
      <text:p text:style-name="P83">Q. greatest no. using pointer?</text:p>
      <text:p text:style-name="P83"/>
      <text:p text:style-name="P83">#include&lt;stdio.h&gt;</text:p>
      <text:p text:style-name="P83">void main()</text:p>
      <text:p text:style-name="P83">{</text:p>
      <text:p text:style-name="P83"><text:soft-page-break/><text:s text:c="2"/>int a[10],n,i;</text:p>
      <text:p text:style-name="P83"><text:s/>printf("Enter no.");</text:p>
      <text:p text:style-name="P83"><text:s text:c="2"/>scanf("%d",&amp;n);</text:p>
      <text:p text:style-name="P83"><text:s text:c="2"/>void great(int *,int n);</text:p>
      <text:p text:style-name="P83"><text:s text:c="2"/>for(i=0;i&lt;n;i++)</text:p>
      <text:p text:style-name="P83"><text:s text:c="2"/>{</text:p>
      <text:p text:style-name="P83"><text:s text:c="8"/>scanf("%d",&amp;a[i]);</text:p>
      <text:p text:style-name="P83"><text:s text:c="2"/>}</text:p>
      <text:p text:style-name="P83"><text:s text:c="3"/>great(&amp;a,n);</text:p>
      <text:p text:style-name="P83">}</text:p>
      <text:p text:style-name="P83"/>
      <text:p text:style-name="P83">void great(int *a,int n)</text:p>
      <text:p text:style-name="P83">{</text:p>
      <text:p text:style-name="P83"><text:s text:c="8"/>int g,i;</text:p>
      <text:p text:style-name="P83"><text:s text:c="6"/>g=*a;</text:p>
      <text:p text:style-name="P83"><text:s text:c="5"/>for(i=0;i&lt;n-1;i++)</text:p>
      <text:p text:style-name="P83"><text:s text:c="5"/>{</text:p>
      <text:p text:style-name="P83"><text:s text:c="8"/>if(*(a+i)&lt;*(a+i+1))</text:p>
      <text:p text:style-name="P83"><text:s text:c="8"/>{ <text:s/>g=*(a+i+1); </text:p>
      <text:p text:style-name="P83"><text:s text:c="8"/>}</text:p>
      <text:p text:style-name="P83"><text:s text:c="4"/>}</text:p>
      <text:p text:style-name="P83"><text:s text:c="8"/>printf(" Greatest no %d",g);</text:p>
      <text:p text:style-name="P83">}</text:p>
      <text:p text:style-name="P83"/>
      <text:p text:style-name="P84">Q. why array index starts with 0?</text:p>
      <text:p text:style-name="P84">==&gt; <text:s/>this is because of addressing concept</text:p>
      <text:p text:style-name="P84">let int a[5];</text:p>
      <text:p text:style-name="P84">we know int variable is of 2 byte ,every block have its own address</text:p>
      <table:table table:name="Table1" table:style-name="Table1">
        <table:table-column table:style-name="Table1.A" table:number-columns-repeated="2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E1" office:value-type="string">
            <text:p text:style-name="Table_20_Contents"/>
          </table:table-cell>
        </table:table-row>
      </table:table>
      <text:p text:style-name="P84">1000 <text:s text:c="28"/>1002<text:tab/><text:tab/><text:tab/>1004<text:tab/><text:tab/><text:tab/>1006<text:tab/><text:tab/><text:tab/>1008</text:p>
      <text:p text:style-name="P84">a[1]=*(a+1)==&gt;base address+index value*(sizeof data type)</text:p>
      <text:p text:style-name="P84">==&gt;1000+1*2=1002 <text:s/>this will become 2<text:span text:style-name="T10">nd</text:span> block</text:p>
      <text:p text:style-name="P84"><text:soft-page-break/>if we add 0</text:p>
      <text:p text:style-name="P84">1000+0*2=1000 this is 1<text:span text:style-name="T10">st</text:span> block</text:p>
      <text:p text:style-name="P85">Q. swap without using 3<text:span text:style-name="T10">rd</text:span> variable?</text:p>
      <text:p text:style-name="P85">#include&lt;stdio.h&gt;</text:p>
      <text:p text:style-name="P85">void main()</text:p>
      <text:p text:style-name="P85">{</text:p>
      <text:p text:style-name="P85"><text:s text:c="4"/>int a=20,b=30;</text:p>
      <text:p text:style-name="P85"><text:s text:c="4"/>a=a+b;</text:p>
      <text:p text:style-name="P85"><text:s text:c="4"/>b=a-b;</text:p>
      <text:p text:style-name="P85"><text:s text:c="4"/>a=a-b;</text:p>
      <text:p text:style-name="P85"><text:s text:c="4"/>printf("%d %d",a,b);</text:p>
      <text:p text:style-name="P85">}</text:p>
      <text:p text:style-name="P90">Q. rounding no. Of decimal point</text:p>
      <text:p text:style-name="P90">#include &lt;math.h&gt;</text:p>
      <text:p text:style-name="P90">#include &lt;stdio.h&gt;</text:p>
      <text:p text:style-name="P90">#include &lt;stdlib.h&gt;</text:p>
      <text:p text:style-name="P90">#include &lt;string.h&gt;</text:p>
      <text:p text:style-name="P90"/>
      <text:p text:style-name="P90">int main() {</text:p>
      <text:p text:style-name="P90"><text:s/>int x, y;</text:p>
      <text:p text:style-name="P90"><text:s/>float x1, y1;</text:p>
      <text:p text:style-name="P90"><text:s/>scanf("%d%d", &amp;x, &amp;y);</text:p>
      <text:p text:style-name="P90"><text:s/>scanf("%f%f", &amp;x1, &amp;y1);</text:p>
      <text:p text:style-name="P90"><text:s/>printf("%d %d\n", (x + y), (x - y));</text:p>
      <text:p text:style-name="P90"><text:s/>printf("%.1f %.1f", (x1 + y1), (x1 - y1));</text:p>
      <text:p text:style-name="P90"/>
      <text:p text:style-name="P90"><text:s/>return 0;</text:p>
      <text:p text:style-name="P90">}</text:p>
      <text:p text:style-name="P91">Q.inserting data and printing through link lisst?</text:p>
      <text:p text:style-name="P91">#include&lt;malloc.h&gt;</text:p>
      <text:p text:style-name="P91">#include&lt;stdio.h&gt;</text:p>
      <text:p text:style-name="P91">struct link{</text:p>
      <text:p text:style-name="P91"><text:soft-page-break/><text:s text:c="3"/>int d;</text:p>
      <text:p text:style-name="P91"><text:s text:c="3"/>struct link *p;</text:p>
      <text:p text:style-name="P91"><text:s text:c="3"/>struct link *n;</text:p>
      <text:p text:style-name="P91"/>
      <text:p text:style-name="P91">};</text:p>
      <text:p text:style-name="P91"/>
      <text:p text:style-name="P91">int main()</text:p>
      <text:p text:style-name="P91">{ <text:s/>char ch;</text:p>
      <text:p text:style-name="P91"><text:s text:c="4"/>struct link *start=(struct link*)malloc(sizeof(struct link)),*node;//before malloc it is null so we created a node</text:p>
      <text:p text:style-name="P91"><text:s text:c="3"/>printf("%u",node);</text:p>
      <text:p text:style-name="P91"><text:s text:c="4"/>start-&gt;p=NULL;//</text:p>
      <text:p text:style-name="P91"><text:s text:c="5"/>node=start;</text:p>
      <text:p text:style-name="P91"><text:s text:c="6"/>do{</text:p>
      <text:p text:style-name="P91"><text:s text:c="16"/>node-&gt;n=(struct link*)malloc(sizeof(struct link));</text:p>
      <text:p text:style-name="P91"><text:s text:c="16"/>node-&gt;n-&gt;p=node;//next ka previous null</text:p>
      <text:p text:style-name="P91"><text:s text:c="16"/>printf("Enter the data");</text:p>
      <text:p text:style-name="P91"><text:s text:c="16"/>node=node-&gt;n;//node temporary hai usme address dale hai node-&gt;n <text:s text:c="2"/>starting node dummy hai</text:p>
      <text:p text:style-name="P91"><text:s text:c="16"/>scanf("%d",&amp;node-&gt;d);</text:p>
      <text:p text:style-name="P91"><text:s text:c="16"/>printf("Enter y to continue");</text:p>
      <text:p text:style-name="P91"><text:s text:c="16"/>ch=getchar();</text:p>
      <text:p text:style-name="P91"><text:s text:c="16"/>fflush(stdin);</text:p>
      <text:p text:style-name="P91"><text:s text:c="16"/>ch=getchar();</text:p>
      <text:p text:style-name="P91"><text:s text:c="6"/>}while(ch=='y');</text:p>
      <text:p text:style-name="P91"><text:s text:c="8"/>node-&gt;p=NULL;</text:p>
      <text:p text:style-name="P91"><text:s text:c="4"/>node=start-&gt;n;</text:p>
      <text:p text:style-name="P91"><text:s text:c="4"/>while(node-&gt;n!=NULL)</text:p>
      <text:p text:style-name="P91"><text:s text:c="4"/>{</text:p>
      <text:p text:style-name="P91"><text:s text:c="6"/>printf("%d",node-&gt;d); </text:p>
      <text:p text:style-name="P91"><text:s text:c="6"/>node=node-&gt;n;</text:p>
      <text:p text:style-name="P91"><text:s text:c="3"/>}</text:p>
      <text:p text:style-name="P91"><text:soft-page-break/>}</text:p>
      <text:p text:style-name="P92">Q.insert in any position?</text:p>
      <text:p text:style-name="P92">#include&lt;stdio.h&gt;</text:p>
      <text:p text:style-name="P92">#include&lt;malloc.h&gt;</text:p>
      <text:p text:style-name="P92">struct link{</text:p>
      <text:p text:style-name="P92"><text:s text:c="4"/>int d;</text:p>
      <text:p text:style-name="P92"><text:s text:c="4"/>struct link *p,*n;</text:p>
      <text:p text:style-name="P92">};</text:p>
      <text:p text:style-name="P92">void main()</text:p>
      <text:p text:style-name="P92">{ <text:s text:c="3"/>struct link *node,start,*d;//d for new data</text:p>
      <text:p text:style-name="P92"><text:s text:c="4"/>char ch;</text:p>
      <text:p text:style-name="P92"><text:s text:c="4"/>if(d==NULL)</text:p>
      <text:p text:style-name="P92"><text:s text:c="4"/>{printf("%u",d);}</text:p>
      <text:p text:style-name="P92"><text:s text:c="4"/>int data,p,i=0;</text:p>
      <text:p text:style-name="P92"><text:s text:c="5"/>start.p=NULL;</text:p>
      <text:p text:style-name="P92"><text:s text:c="5"/>node=&amp;start;</text:p>
      <text:p text:style-name="P92"><text:s text:c="5"/>do{</text:p>
      <text:p text:style-name="P92"><text:s text:c="9"/>node-&gt;n=(struct link*)malloc(sizeof(struct link));</text:p>
      <text:p text:style-name="P92"><text:s text:c="9"/>node-&gt;n-&gt;p=node;</text:p>
      <text:p text:style-name="P92"><text:s text:c="9"/>node=node-&gt;n;</text:p>
      <text:p text:style-name="P92"><text:s text:c="9"/>printf("Enter data");</text:p>
      <text:p text:style-name="P92"><text:s text:c="9"/>scanf("%d",&amp;node-&gt;d);</text:p>
      <text:p text:style-name="P92"><text:s text:c="9"/>ch=getchar();</text:p>
      <text:p text:style-name="P92"><text:s text:c="8"/>// fflush(Stdin);</text:p>
      <text:p text:style-name="P92"><text:s text:c="9"/>printf("press y to continue");</text:p>
      <text:p text:style-name="P92"><text:s text:c="9"/>ch=getchar();</text:p>
      <text:p text:style-name="P92"><text:s text:c="5"/>}while(ch=='y');</text:p>
      <text:p text:style-name="P92"><text:s text:c="5"/>node-&gt;n=NULL;</text:p>
      <text:p text:style-name="P92"><text:s text:c="5"/>printf("Enter a data to inert at nspecified location");</text:p>
      <text:p text:style-name="P92"><text:s text:c="5"/>scanf("%d",&amp;data);</text:p>
      <text:p text:style-name="P92"><text:s text:c="5"/>printf("Enter position");</text:p>
      <text:p text:style-name="P92"><text:s text:c="5"/>scanf("%d",&amp;p);</text:p>
      <text:p text:style-name="P92"><text:soft-page-break/><text:s text:c="5"/>node=start.n;</text:p>
      <text:p text:style-name="P92"><text:s text:c="5"/>while(node!=NULL)</text:p>
      <text:p text:style-name="P92"><text:s text:c="5"/>{ <text:s text:c="2"/>if(i==p)</text:p>
      <text:p text:style-name="P92"><text:s text:c="9"/>{</text:p>
      <text:p text:style-name="P92"><text:s text:c="13"/>d=(struct link*)malloc(sizeof(struct link));</text:p>
      <text:p text:style-name="P92"><text:s text:c="13"/>d-&gt;d=data;</text:p>
      <text:p text:style-name="P92"><text:s text:c="13"/>d-&gt;n=node;</text:p>
      <text:p text:style-name="P92"><text:s text:c="13"/>d-&gt;p=node-&gt;p;</text:p>
      <text:p text:style-name="P92"><text:s text:c="13"/>node-&gt;p-&gt;n=d;</text:p>
      <text:p text:style-name="P92"><text:s text:c="13"/>node-&gt;p=d;</text:p>
      <text:p text:style-name="P92"><text:s text:c="9"/>}</text:p>
      <text:p text:style-name="P92"><text:s text:c="9"/>i++;</text:p>
      <text:p text:style-name="P92"><text:s text:c="9"/>node=node-&gt;n;</text:p>
      <text:p text:style-name="P92"><text:s text:c="5"/>} <text:s text:c="2"/></text:p>
      <text:p text:style-name="P92"><text:s text:c="5"/>node=start.n;</text:p>
      <text:p text:style-name="P92"><text:s text:c="5"/>while(node!=NULL)</text:p>
      <text:p text:style-name="P92"><text:s text:c="5"/>{</text:p>
      <text:p text:style-name="P92"><text:s text:c="6"/>printf(" [%u| %d |%u ],",node-&gt;p,node-&gt;d,node-&gt;n);</text:p>
      <text:p text:style-name="P92"><text:s text:c="6"/>node=node-&gt;n;</text:p>
      <text:p text:style-name="P92"><text:s text:c="5"/>}</text:p>
      <text:p text:style-name="P92"><text:s text:c="5"/></text:p>
      <text:p text:style-name="P92">}</text:p>
      <text:p text:style-name="P93">Q.insert at any position using function ?</text:p>
      <text:p text:style-name="P93">#include&lt;stdio.h&gt;</text:p>
      <text:p text:style-name="P93">#include&lt;malloc.h&gt;</text:p>
      <text:p text:style-name="P93">struct link{</text:p>
      <text:p text:style-name="P93"><text:s text:c="4"/>int d;</text:p>
      <text:p text:style-name="P93"><text:s text:c="4"/>struct link *p,*n;</text:p>
      <text:p text:style-name="P93">};</text:p>
      <text:p text:style-name="P93">int main()</text:p>
      <text:p text:style-name="P93">{</text:p>
      <text:p text:style-name="P93"><text:s text:c="4"/>struct link start;</text:p>
      <text:p text:style-name="P93"><text:soft-page-break/><text:s text:c="4"/>void create(struct link *start);</text:p>
      <text:p text:style-name="P93"><text:s text:c="4"/>void show(struct link *start);</text:p>
      <text:p text:style-name="P93"><text:s text:c="4"/>create(&amp;start);</text:p>
      <text:p text:style-name="P93"><text:s text:c="4"/>insert(&amp;start);</text:p>
      <text:p text:style-name="P93"><text:s text:c="4"/>show(&amp;start);</text:p>
      <text:p text:style-name="P93"><text:s text:c="4"/>return 0;</text:p>
      <text:p text:style-name="P93">}</text:p>
      <text:p text:style-name="P93">void create(struct link *start)</text:p>
      <text:p text:style-name="P93">{ <text:s text:c="2"/>char ch;</text:p>
      <text:p text:style-name="P93"><text:s text:c="8"/>struct link *node;</text:p>
      <text:p text:style-name="P93"><text:s text:c="4"/>node=start;</text:p>
      <text:p text:style-name="P93"><text:s text:c="4"/>do{</text:p>
      <text:p text:style-name="P93"><text:s text:c="8"/>node-&gt;n=(struct link *)malloc(sizeof(struct link));</text:p>
      <text:p text:style-name="P93"><text:s text:c="8"/>node-&gt;n-&gt;p=node;</text:p>
      <text:p text:style-name="P93"><text:s text:c="8"/>node=node-&gt;n;</text:p>
      <text:p text:style-name="P93"><text:s text:c="8"/>printf("Enter data");</text:p>
      <text:p text:style-name="P93"><text:s text:c="8"/>scanf("%d",&amp;node-&gt;d);</text:p>
      <text:p text:style-name="P93"><text:s text:c="8"/>ch=getchar();</text:p>
      <text:p text:style-name="P93"><text:s text:c="8"/>printf("y to continue");</text:p>
      <text:p text:style-name="P93"><text:s text:c="8"/>ch=getchar();</text:p>
      <text:p text:style-name="P93"><text:s text:c="4"/>}while(ch=='y');</text:p>
      <text:p text:style-name="P93"><text:s text:c="4"/>node-&gt;n=NULL;</text:p>
      <text:p text:style-name="P93">}</text:p>
      <text:p text:style-name="P93">void show(struct link *start)</text:p>
      <text:p text:style-name="P93">{</text:p>
      <text:p text:style-name="P93"><text:s text:c="4"/>struct link *node;</text:p>
      <text:p text:style-name="P93"><text:s text:c="4"/>node=start-&gt;n;</text:p>
      <text:p text:style-name="P93"><text:s text:c="4"/>while(node!=NULL)</text:p>
      <text:p text:style-name="P93"><text:s text:c="4"/>{</text:p>
      <text:p text:style-name="P93"><text:s text:c="8"/>printf("[%d]",node-&gt;d);</text:p>
      <text:p text:style-name="P93"><text:s text:c="8"/>node=node-&gt;n;</text:p>
      <text:p text:style-name="P93"><text:s text:c="4"/>}</text:p>
      <text:p text:style-name="P93"><text:soft-page-break/>}</text:p>
      <text:p text:style-name="P93">void insert(struct link *start)</text:p>
      <text:p text:style-name="P93">{ <text:s text:c="4"/>struct link *new1,*node;</text:p>
      <text:p text:style-name="P93"><text:s text:c="6"/>int i=0,p;</text:p>
      <text:p text:style-name="P93"><text:s text:c="6"/>printf("Enter data");</text:p>
      <text:p text:style-name="P93"><text:s text:c="6"/>new1=(struct link *)malloc(sizeof(struct link));</text:p>
      <text:p text:style-name="P93"><text:s text:c="6"/>scanf("%d",&amp;new1-&gt;d);</text:p>
      <text:p text:style-name="P93"><text:s text:c="6"/>printf("Enter position");</text:p>
      <text:p text:style-name="P93"><text:s text:c="6"/>scanf("%d",&amp;p);</text:p>
      <text:p text:style-name="P93"><text:s text:c="6"/>node=start-&gt;n;</text:p>
      <text:p text:style-name="P93"><text:s text:c="6"/>while(node!=NULL)</text:p>
      <text:p text:style-name="P93"><text:s text:c="6"/>{</text:p>
      <text:p text:style-name="P93"><text:s text:c="10"/>if(i==p)</text:p>
      <text:p text:style-name="P93"><text:s text:c="10"/>{new1-&gt;n=node-&gt;n-&gt;p;</text:p>
      <text:p text:style-name="P93"><text:s text:c="14"/>new1-&gt;p=node-&gt;p;</text:p>
      <text:p text:style-name="P93"><text:s text:c="14"/>node-&gt;p-&gt;n=new1;</text:p>
      <text:p text:style-name="P93"><text:s text:c="14"/>node-&gt;p=new1;</text:p>
      <text:p text:style-name="P93"><text:s text:c="10"/>}</text:p>
      <text:p text:style-name="P93"><text:s text:c="10"/>node=node-&gt;n;</text:p>
      <text:p text:style-name="P93"><text:s text:c="10"/>i++;</text:p>
      <text:p text:style-name="P93"><text:s text:c="6"/>}</text:p>
      <text:p text:style-name="P93">}</text:p>
      <text:p text:style-name="P85"/>
      <text:p text:style-name="P104">Q.How to find size of variable without using sizeof?</text:p>
      <text:p text:style-name="P104">#include&lt;stdio.h&gt;</text:p>
      <text:p text:style-name="P104">void main()</text:p>
      <text:p text:style-name="P104">{</text:p>
      <text:p text:style-name="P104"><text:s text:c="4"/>double x;</text:p>
      <text:p text:style-name="P104"><text:s text:c="4"/>int *y,*z;</text:p>
      <text:p text:style-name="P104"><text:s text:c="4"/>printf("size of x %d",(char *)(&amp;x+1)-(char*) &amp;x);</text:p>
      <text:p text:style-name="P104"><text:s text:c="4"/>y=y+1;</text:p>
      <text:p text:style-name="P104"><text:s text:c="4"/>z=y-z;</text:p>
      <text:p text:style-name="P104"><text:soft-page-break/><text:s text:c="4"/>printf("\n%d",z);</text:p>
      <text:p text:style-name="P104"><text:s text:c="4"/></text:p>
      <text:p text:style-name="P104">}</text:p>
      <text:p text:style-name="P104"/>
      <text:p text:style-name="P89"><text:s text:c="13"/>PYTHON</text:p>
      <text:p text:style-name="P94">Q.import csv file into python?</text:p>
      <text:p text:style-name="P94">import csv</text:p>
      <text:p text:style-name="P94">import psycopg2</text:p>
      <text:p text:style-name="P94">comp=[]</text:p>
      <text:p text:style-name="P94">serial=[]</text:p>
      <text:p text:style-name="P94">mob=[]</text:p>
      <text:p text:style-name="P94">status=[]</text:p>
      <text:p text:style-name="P94">n=1</text:p>
      <text:p text:style-name="P94">with open('new.csv','r')as new:</text:p>
      <text:p text:style-name="P94"><text:s text:c="8"/>data=csv.reader(new)</text:p>
      <text:p text:style-name="P94"><text:s text:c="8"/>for line in data:</text:p>
      <text:p text:style-name="P94"><text:s text:c="16"/>print(f"collection data from csv file {n} done......")</text:p>
      <text:p text:style-name="P94"><text:s text:c="16"/>n+=1</text:p>
      <text:p text:style-name="P94"><text:s text:c="16"/>comp.append(line[0])</text:p>
      <text:p text:style-name="P94"><text:s text:c="16"/>status.append(line[1])</text:p>
      <text:p text:style-name="P94"><text:s text:c="16"/>serial.append(line[2])</text:p>
      <text:p text:style-name="P94"><text:s text:c="16"/>mob.append(line[3])</text:p>
      <text:p text:style-name="P94"/>
      <text:p text:style-name="P94">print("data compied to memory")</text:p>
      <text:p text:style-name="P94">conn=psycopg2.connect(host='localhost',database='postgres',user='postgres',password='804452')</text:p>
      <text:p text:style-name="P94">cursor=conn.cursor()</text:p>
      <text:p text:style-name="P97"/>
      <text:p text:style-name="P97"><text:soft-page-break/>Q. working with json file ?</text:p>
      <text:p text:style-name="P97">import json</text:p>
      <text:p text:style-name="P97">x={"name ":"amit","age":23,"class":"BCA"}</text:p>
      <text:p text:style-name="P97">print(json.dumps(x,indent=4,sort_keys=True))</text:p>
      <text:p text:style-name="P97">print(json.dumps("hello"))</text:p>
      <text:p text:style-name="P97"/>
      <text:p text:style-name="P97"/>
      <text:p text:style-name="P97">with open('data.json','r') as f:</text:p>
      <text:p text:style-name="P97"><text:s text:c="4"/>d=json.loads(f.read())</text:p>
      <text:p text:style-name="P97"><text:s text:c="4"/>#print(f.read())</text:p>
      <text:p text:style-name="P97"/>
      <text:p text:style-name="P97"/>
      <text:p text:style-name="P97">print(type(d))</text:p>
      <text:p text:style-name="P97">print(d)</text:p>
      <text:p text:style-name="P97"/>
      <text:p text:style-name="P97"/>
      <text:p text:style-name="P94">#cursor.execute("select * from activation")</text:p>
      <text:p text:style-name="P94">for i in range(n-1): </text:p>
      <text:p text:style-name="P94"><text:s text:c="8"/>#cursor.execute("insert into activation (company,status,serial,mob) values('" + comp[i] + "','"+status[i]+"','"+serial[i]"','"+mob[i]+"'")")</text:p>
      <text:p text:style-name="P94"><text:s text:c="8"/>#cursor.execute("insert into activation (company,status,serial,mob) values('"+comp[i]+"','"+status[i]+"','"+serial[i]+"','"+mob[i]+"')")</text:p>
      <text:p text:style-name="P94"><text:s text:c="8"/>cursor.execute("insert into activation (company,status,serial,mob) values(%s,%s,%s,%s)", (comp[i],status[i],serial[i],mob[i]))</text:p>
      <text:p text:style-name="P94"><text:s text:c="8"/>#cur.execute("insert into %s values (%%s, %%s,%%s,%%s)" % ext.quote_ident(activation), [comp[i],status[i],serial[i],mob[i]])</text:p>
      <text:p text:style-name="P94"><text:s text:c="8"/>conn.commit()</text:p>
      <text:p text:style-name="P94"><text:s text:c="8"/>print(f"{i} Record inserted to server..")</text:p>
      <text:p text:style-name="P94">print("data insertion completed...")</text:p>
      <text:p text:style-name="P86"><text:soft-page-break/></text:p>
      <text:p text:style-name="P102"><text:tab/><text:tab/><text:tab/><text:span text:style-name="T17">array</text:span></text:p>
      <text:p text:style-name="P102">Typecode are the codes that are used to define the type of value the array will hold. Some common typecodes used are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6">Typecode</text:p>
          </table:table-cell>
          <table:table-cell table:style-name="Table2.A1" office:value-type="string">
            <text:p text:style-name="P116">Value</text:p>
          </table:table-cell>
        </table:table-row>
        <table:table-row>
          <table:table-cell table:style-name="Table2.A1" office:value-type="string">
            <text:p text:style-name="P114">b</text:p>
          </table:table-cell>
          <table:table-cell table:style-name="Table2.A1" office:value-type="string">
            <text:p text:style-name="P114">Represents signed integer of size 1 byte/td&gt; </text:p>
          </table:table-cell>
        </table:table-row>
        <table:table-row>
          <table:table-cell table:style-name="Table2.A1" office:value-type="string">
            <text:p text:style-name="P114">B</text:p>
          </table:table-cell>
          <table:table-cell table:style-name="Table2.A1" office:value-type="string">
            <text:p text:style-name="P114">Represents unsigned integer of size 1 byte</text:p>
          </table:table-cell>
        </table:table-row>
        <table:table-row>
          <table:table-cell table:style-name="Table2.A1" office:value-type="string">
            <text:p text:style-name="P114">c</text:p>
          </table:table-cell>
          <table:table-cell table:style-name="Table2.A1" office:value-type="string">
            <text:p text:style-name="P114">Represents character of size 1 byte</text:p>
          </table:table-cell>
        </table:table-row>
        <table:table-row>
          <table:table-cell table:style-name="Table2.A1" office:value-type="string">
            <text:p text:style-name="P114">i</text:p>
          </table:table-cell>
          <table:table-cell table:style-name="Table2.A1" office:value-type="string">
            <text:p text:style-name="P114">Represents signed integer of size 2 bytes</text:p>
          </table:table-cell>
        </table:table-row>
        <table:table-row>
          <table:table-cell table:style-name="Table2.A1" office:value-type="string">
            <text:p text:style-name="P114">I</text:p>
          </table:table-cell>
          <table:table-cell table:style-name="Table2.A1" office:value-type="string">
            <text:p text:style-name="P114">Represents unsigned integer of size 2 bytes</text:p>
          </table:table-cell>
        </table:table-row>
        <table:table-row>
          <table:table-cell table:style-name="Table2.A1" office:value-type="string">
            <text:p text:style-name="P114">f</text:p>
          </table:table-cell>
          <table:table-cell table:style-name="Table2.A1" office:value-type="string">
            <text:p text:style-name="P114">Represents floating point of size 4 bytes</text:p>
          </table:table-cell>
        </table:table-row>
        <table:table-row>
          <table:table-cell table:style-name="Table2.A1" office:value-type="string">
            <text:p text:style-name="P114">d</text:p>
          </table:table-cell>
          <table:table-cell table:style-name="Table2.A1" office:value-type="string">
            <text:p text:style-name="P114">Represents floating point of size 8 bytes</text:p>
          </table:table-cell>
        </table:table-row>
      </table:table>
      <text:p text:style-name="P26"/>
      <text:p text:style-name="P16">Q.</text:p>
      <text:p text:style-name="P26">arr=[1,2,3,45,56,623,45,678,23]</text:p>
      <text:p text:style-name="P26">print(arr)</text:p>
      <text:p text:style-name="P26">d=int(input("Enter data to delete"))</text:p>
      <text:p text:style-name="P26">if(d in arr):</text:p>
      <text:p text:style-name="P26"><text:s text:c="8"/>arr.remove(d)</text:p>
      <text:p text:style-name="P26"><text:s text:c="8"/>print("deleted")</text:p>
      <text:p text:style-name="P26">else: <text:s text:c="2"/></text:p>
      <text:p text:style-name="P26"><text:s text:c="8"/>print("nothing is deleted")</text:p>
      <text:p text:style-name="P26"/>
      <text:p text:style-name="P26"/>
      <text:p text:style-name="P26">print(arr)</text:p>
      <text:p text:style-name="P26"/>
      <text:p text:style-name="P63"><text:span text:style-name="T32">Q.</text:span>You are given <text:span text:style-name="T33">3 dimension of cube and n you have to print all possible coordinates and sum of cordinates is not equal to n?</text:span></text:p>
      <text:p text:style-name="P64">Ex[1,2,3] n=4</text:p>
      <text:p text:style-name="P63"><text:span text:style-name="Emphasis"><text:span text:style-name="T32">==&gt;</text:span></text:span></text:p>
      <text:p text:style-name="P5"><text:span text:style-name="T7">if</text:span> __name__ == <text:span text:style-name="T8">'__main__'</text:span>:</text:p>
      <text:p text:style-name="P5">x = <text:span text:style-name="T7">int</text:span>(<text:span text:style-name="T7">raw_input</text:span>())</text:p>
      <text:p text:style-name="P5">y = <text:span text:style-name="T7">int</text:span>(<text:span text:style-name="T7">raw_input</text:span>())</text:p>
      <text:p text:style-name="P5">z = <text:span text:style-name="T7">int</text:span>(<text:span text:style-name="T7">raw_input</text:span>())</text:p>
      <text:p text:style-name="P5">n = <text:span text:style-name="T7">int</text:span>(<text:span text:style-name="T7">raw_input</text:span>())</text:p>
      <text:p text:style-name="P5"><text:span text:style-name="T7">print</text:span>([[a,b,c]</text:p>
      <text:p text:style-name="P5"><text:span text:style-name="T7">for</text:span> a <text:span text:style-name="T7">in</text:span> <text:span text:style-name="T7">range</text:span>(<text:span text:style-name="T9">0</text:span>,x+<text:span text:style-name="T9">1</text:span>)</text:p>
      <text:p text:style-name="P5"><text:span text:style-name="T7">for</text:span> b <text:span text:style-name="T7">in</text:span> <text:span text:style-name="T7">range</text:span>(<text:span text:style-name="T9">0</text:span>,y+<text:span text:style-name="T9">1</text:span>)</text:p>
      <text:p text:style-name="P5"><text:span text:style-name="T7">for</text:span> c <text:span text:style-name="T7">in</text:span> <text:span text:style-name="T7">range</text:span>(<text:span text:style-name="T9">0</text:span>,z+<text:span text:style-name="T9">1</text:span>)</text:p>
      <text:p text:style-name="P5"><text:span text:style-name="T7">if</text:span>(a+b+c!=n) ])</text:p>
      <text:p text:style-name="P63"><text:span text:style-name="Emphasis"/></text:p>
      <text:p text:style-name="P17">Q. search operation </text:p>
      <text:p text:style-name="P17">a=[1,2,3,4,5,2]</text:p>
      <text:p text:style-name="P17">print(a)</text:p>
      <text:p text:style-name="P17">d=int(input("Enter data to search "))</text:p>
      <text:p text:style-name="P17">if(d in a):</text:p>
      <text:p text:style-name="P17"><text:s text:c="4"/>print(a.index(d))</text:p>
      <text:p text:style-name="P18"><text:soft-page-break/>Q. Updation ?</text:p>
      <text:p text:style-name="P18">ar=[1,2,3,4,45,6,6]</text:p>
      <text:p text:style-name="P18">print(ar)</text:p>
      <text:p text:style-name="P18">u=int(input("Enter the value to update"))</text:p>
      <text:p text:style-name="P18">i=int(input("Enter the index"))</text:p>
      <text:p text:style-name="P18">z=len(ar)</text:p>
      <text:p text:style-name="P18">if(i&lt;z):</text:p>
      <text:p text:style-name="P18"><text:s text:c="3"/>ar[i]=u</text:p>
      <text:p text:style-name="P18">print(ar)</text:p>
      <text:p text:style-name="P18"/>
      <text:p text:style-name="P19">Q. merging 2 list ?</text:p>
      <text:p text:style-name="P19">a=['amit','sumit','radha','anuradha']</text:p>
      <text:p text:style-name="P19">&gt;&gt;&gt; b=['kawita','bargundi']</text:p>
      <text:p text:style-name="P19">&gt;&gt;&gt; c=a+b</text:p>
      <text:p text:style-name="P19">&gt;&gt;&gt; c</text:p>
      <text:p text:style-name="P19">['amit', 'sumit', 'radha', 'anuradha', 'kawita', 'bargundi']</text:p>
      <text:p text:style-name="P19"/>
      <text:p text:style-name="P19">Q. <text:span text:style-name="T18">repeation of list</text:span></text:p>
      <text:p text:style-name="P19">&gt;&gt;&gt; a=[1,2,3,"amit"]</text:p>
      <text:p text:style-name="P19">&gt;&gt;&gt; print(a*2)</text:p>
      <text:p text:style-name="P19">[1, 2, 3, 'amit', 1, 2, 3, 'amit']</text:p>
      <text:p text:style-name="P19"><text:tab/></text:p>
      <text:p text:style-name="P20"><text:tab/><text:tab/><text:tab/>DICTIONARY</text:p>
      <text:p text:style-name="P20"/>
      <text:p text:style-name="P20">&gt;&gt;&gt; a={'name':'Deepak','class':'bba'}</text:p>
      <text:p text:style-name="P20">&gt;&gt;&gt; a</text:p>
      <text:p text:style-name="P20">{'name': 'Deepak', 'class': 'bba'}</text:p>
      <text:p text:style-name="P20">&gt;&gt;&gt; a['class']="MBA"</text:p>
      <text:p text:style-name="P20">&gt;&gt;&gt; a</text:p>
      <text:p text:style-name="P20">{'name': 'Deepak', 'class': 'MBA'}</text:p>
      <text:p text:style-name="P20"/>
      <text:p text:style-name="P20"/>
      <text:p text:style-name="P21">to cremove all element from dictionary</text:p>
      <text:p text:style-name="P21">=&gt;a.clear()</text:p>
      <text:p text:style-name="P21">to delete dictionary</text:p>
      <text:p text:style-name="P21">=&gt;<text:span text:style-name="T19">del dict</text:span></text:p>
      <text:p text:style-name="P21"/>
      <text:p text:style-name="P21"/>
      <text:p text:style-name="P21"><text:span text:style-name="T20">(a)</text:span> More than one entry per key not allowed. Which means no duplicate key is allowed. When duplicate keys encountered during assignment, the last assignment wins. For example −</text:p>
      <text:p text:style-name="P21"><text:s/>a={'name':'deepak','name':'anusha'}</text:p>
      <text:p text:style-name="P21">&gt;&gt;&gt; <text:span text:style-name="T26">print(</text:span>a<text:span text:style-name="T26">)</text:span></text:p>
      <text:p text:style-name="P21">{'name': 'anusha'}</text:p>
      <text:p text:style-name="P21"/>
      <text:p text:style-name="P21">print(a['name'])</text:p>
      <text:p text:style-name="P21">anusha</text:p>
      <text:p text:style-name="P21"/>
      <text:p text:style-name="P21"/>
      <text:p text:style-name="P21"/>
      <text:p text:style-name="P22">DOUBLE DIMENSION ARRAY</text:p>
      <text:p text:style-name="P22"/>
      <text:p text:style-name="P22">&gt;&gt;&gt; a=[[1,2,3],[2,3,4],[12,23,56]]</text:p>
      <text:p text:style-name="P22"><text:soft-page-break/>&gt;&gt;&gt; print(a)</text:p>
      <text:p text:style-name="P22">[[1, 2, 3], [2, 3, 4], [12, 23, 56]]</text:p>
      <text:p text:style-name="P22">&gt;&gt;&gt; </text:p>
      <text:p text:style-name="P22">&gt;&gt;&gt; <text:span text:style-name="T27">print(</text:span>a[1][0]<text:span text:style-name="T27">)</text:span></text:p>
      <text:p text:style-name="P22">2</text:p>
      <text:p text:style-name="P23">updation in 2d</text:p>
      <text:p text:style-name="P22"><text:s/>a[1][1]=1212</text:p>
      <text:p text:style-name="P22">&gt;&gt;&gt; print(a)</text:p>
      <text:p text:style-name="P22">[[1, 2, 3], [2, 1212, 4], [12, 23, 56]]</text:p>
      <text:p text:style-name="P22">&gt;&gt;&gt; </text:p>
      <text:p text:style-name="P22"/>
      <text:p text:style-name="P22"/>
      <text:p text:style-name="P22"><text:tab/><text:tab/><text:tab/><text:span text:style-name="T28">SET</text:span></text:p>
      <text:p text:style-name="P101">Mathematically a set is a collection of items not in any particular order. A Python set is similar to this mathematical definition with below additional conditions. </text:p>
      <text:list xml:id="list2699239799" text:style-name="L1">
        <text:list-item>
          <text:p text:style-name="P125">The elements in the set cannot be duplicates. </text:p>
        </text:list-item>
        <text:list-item>
          <text:p text:style-name="P125">The elements in the set are immutable(cannot be modified) but the set as a whole is mutable. </text:p>
        </text:list-item>
        <text:list-item>
          <text:p text:style-name="P124">There is no index attached to any element in a python set. So they do not support any indexing or slicing operation. </text:p>
        </text:list-item>
      </text:list>
      <text:h text:style-name="P118" text:outline-level="2">Set Operations</text:h>
      <text:p text:style-name="P102">The sets in python are typically used for mathematical operations like union, intersection, difference and complement etc. We can create a set, access it’s elements and carry out these mathematical operations as shown below. </text:p>
      <text:p text:style-name="P112">Days=set(["Mon","Tue","Wed","Thu","Fri","Sat","Sun"])</text:p>
      <text:p text:style-name="P113">Months={"Jan","Feb","Mar"}</text:p>
      <text:p text:style-name="P113">Dates={21,22,17}</text:p>
      <text:p text:style-name="P113">print(Days)</text:p>
      <text:p text:style-name="P113">print(Months)</text:p>
      <text:p text:style-name="P108">print(Dates)</text:p>
      <text:p text:style-name="P24">add();- used to add values in list but it doesn’t add duplicate vale if we give duplicate value it ignores</text:p>
      <text:p text:style-name="P24"/>
      <text:p text:style-name="P25">diccard();- used to remove values</text:p>
      <text:p text:style-name="P25">&gt;&gt;&gt; a=set(["sunday","monday","tuesday"])</text:p>
      <text:p text:style-name="P25">&gt;&gt;&gt; a.add("wednesday")</text:p>
      <text:p text:style-name="P25">&gt;&gt;&gt; a.add("thrusday")</text:p>
      <text:p text:style-name="P25">&gt;&gt;&gt; print(a)</text:p>
      <text:p text:style-name="P25">set(['thrusday', 'sunday', 'tuesday', 'monday', 'wednesday'])</text:p>
      <text:p text:style-name="P25">&gt;&gt;&gt; a.discard('monday') #removes monday from list</text:p>
      <text:p text:style-name="P25">&gt;&gt;&gt; print(a)</text:p>
      <text:p text:style-name="P25">set(['thrusday', 'sunday', 'tuesday', 'wednesday'])</text:p>
      <text:p text:style-name="P25">&gt;&gt;&gt; </text:p>
      <text:p text:style-name="P25"/>
      <text:p text:style-name="P25"/>
      <text:h text:style-name="P117" text:outline-level="2"><text:soft-page-break/>Union of Sets</text:h>
      <text:p text:style-name="P102">The union operation on two sets produces a new set containing all the distinct elements from both the sets.</text:p>
      <text:p text:style-name="P25">&gt;&gt;&gt; print(a)</text:p>
      <text:p text:style-name="P25">set(['thrusday', 'sunday', 'tuesday', 'wednesday'])</text:p>
      <text:p text:style-name="P25">&gt;&gt;&gt; b=set(['wednesday','friday','monday'])</text:p>
      <text:p text:style-name="P25">&gt;&gt;&gt; allday=a|b</text:p>
      <text:p text:style-name="P25">&gt;&gt;&gt; print(allday)</text:p>
      <text:p text:style-name="P25">set(['thrusday', 'sunday', 'monday', 'tuesday', 'friday', 'wednesday'])</text:p>
      <text:p text:style-name="P25">&gt;&gt;&gt; </text:p>
      <text:p text:style-name="P25"/>
      <text:h text:style-name="P117" text:outline-level="2">Intersection of Sets</text:h>
      <text:p text:style-name="P102">The intersection operation on two sets produces a new set containing only the common elements from both the sets.</text:p>
      <text:p text:style-name="P25"/>
      <text:p text:style-name="P25">&gt;&gt;&gt; <text:span text:style-name="T29">print(</text:span>a<text:span text:style-name="T29">)</text:span></text:p>
      <text:p text:style-name="P25">set(['thrusday', 'sunday', 'tuesday', 'wednesday'])</text:p>
      <text:p text:style-name="P25">&gt;&gt;&gt; <text:span text:style-name="T29">print(</text:span>b<text:span text:style-name="T29">)</text:span></text:p>
      <text:p text:style-name="P25">set(['friday', 'wednesday', 'monday'])</text:p>
      <text:p text:style-name="P25">&gt;&gt;&gt; all=a&amp;b</text:p>
      <text:p text:style-name="P25">&gt;&gt;&gt; <text:span text:style-name="T29">print(</text:span>all<text:span text:style-name="T29">)</text:span></text:p>
      <text:p text:style-name="P25">set(['wednesday'])</text:p>
      <text:p text:style-name="P25">&gt;&gt;&gt; </text:p>
      <text:p text:style-name="P25"/>
      <text:h text:style-name="P117" text:outline-level="2">Difference of Sets</text:h>
      <text:p text:style-name="P102">The difference operation on two sets produces a new set containing only the elements from the first set and none from the second set.</text:p>
      <text:p text:style-name="P25"/>
      <text:p text:style-name="P25">&gt;&gt;&gt; print(a)</text:p>
      <text:p text:style-name="P25">set(['thrusday', 'sunday', 'tuesday', 'wednesday'])</text:p>
      <text:p text:style-name="P25">&gt;&gt;&gt; print(b)</text:p>
      <text:p text:style-name="P25">set(['friday', 'wednesday', 'monday'])</text:p>
      <text:p text:style-name="P25">&gt;&gt;&gt; dif=a-b</text:p>
      <text:p text:style-name="P25">&gt;&gt;&gt; <text:span text:style-name="T30">print(</text:span>dif<text:span text:style-name="T30">)</text:span></text:p>
      <text:p text:style-name="P25">set(['thrusday', 'sunday', 'tuesday'])</text:p>
      <text:p text:style-name="P25"/>
      <text:h text:style-name="P117" text:outline-level="2">Compare Sets</text:h>
      <text:p text:style-name="P102">We can check if a given set is a subset or superset of another set. The result is True or False depending on the elements present in the sets.</text:p>
      <text:p text:style-name="P113"/>
      <text:p text:style-name="P113">DaysA = set(["Mon","Tue","Wed"])</text:p>
      <text:p text:style-name="P113">DaysB = set(["Mon","Tue","Wed","Thu","Fri","Sat","Sun"])</text:p>
      <text:p text:style-name="P113">SubsetRes = DaysA &lt;= DaysB</text:p>
      <text:p text:style-name="P113">SupersetRes = DaysB &gt;= DaysA</text:p>
      <text:p text:style-name="P113"><text:soft-page-break/>print(SubsetRes)</text:p>
      <text:p text:style-name="P108">print(SupersetRes)</text:p>
      <text:p text:style-name="P102">When the above code is executed, it produces the following result. </text:p>
      <text:p text:style-name="P113">True</text:p>
      <text:p text:style-name="P108">True</text:p>
      <text:p text:style-name="P115"/>
      <text:p text:style-name="P88"><text:tab/><text:tab/><text:tab/><text:tab/>BEAUTIFUL SOUP</text:p>
      <text:p text:style-name="P94">import bs4</text:p>
      <text:p text:style-name="P94">#import logging</text:p>
      <text:p text:style-name="P94">import requests</text:p>
      <text:p text:style-name="P94">#logging.basicConfig(filename='cric.log',level=logging.DEBUG)</text:p>
      <text:p text:style-name="P94">url="https://www.cricbuzz.com/live-cricket-scores/20776/ban-vs-zim-2nd-test-zimbabwe-tour-of-bangladesh-2018"</text:p>
      <text:p text:style-name="P94">data=requests.get(url)</text:p>
      <text:p text:style-name="P94">soup=bs4.BeautifulSoup(data.text,'html.parser')</text:p>
      <text:p text:style-name="P94">for h in soup.findAll('div'):</text:p>
      <text:p text:style-name="P94"><text:tab/>print(h) <text:s text:c="3"/></text:p>
      <text:p text:style-name="P95">print(soup.find(‘a’)) # to print all a tag</text:p>
      <text:p text:style-name="P65"><text:span text:style-name="T34">print</text:span>(soup.title.string)</text:p>
      <text:p text:style-name="P98">==&gt; to get string</text:p>
      <text:p text:style-name="P66"><text:span text:style-name="T34">print</text:span>(soup.find(<text:span text:style-name="T37">id</text:span>=<text:span text:style-name="T38">"footer"</text:span>).get_text())</text:p>
      <text:p text:style-name="P99">==&gt;</text:p>
      <text:p text:style-name="P105">print(soup.findAll(True, {"class":["cb-font-20", "text-bold","inline-block","ng-binding"]}))</text:p>
      <text:p text:style-name="P100"><text:span text:style-name="T35">==&gt; </text:span><text:span text:style-name="T36">used to find by multiple class</text:span></text:p>
      <text:p text:style-name="P96">Q. given a tab seprated file replace new line with tab</text:p>
      <text:p text:style-name="P96">==&gt; cat demo.csv| paste -s</text:p>
      <text:p text:style-name="P96">or</text:p>
      <text:p text:style-name="P96">==&gt;cat demo.csv|paste -s</text:p>
      <text:p text:style-name="P86"/>
      <text:p text:style-name="P86"/>
      <text:p text:style-name="P86"><text:soft-page-break/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7"><text:tab/><text:tab/><text:tab/><text:tab/><text:span text:style-name="T12">LINUX</text:span></text:p>
      <text:p text:style-name="P103">Q1. remove 1<text:span text:style-name="T10">st</text:span> element from an array?</text:p>
      <text:p text:style-name="P109"><text:span text:style-name="Source_20_Text">array=${array[@]:1} #removed the 1st element</text:span></text:p>
      <text:p text:style-name="P9"/>
      <text:p text:style-name="P9"><text:soft-page-break/>HACKER RANK SOLUTION’S</text:p>
      <text:p text:style-name="P9"/>
      <text:p text:style-name="P10">Q. sort in reverse numeric using tab seprator?</text:p>
      <text:p text:style-name="P10">==&gt;sort -r -n -t $’\t’ </text:p>
      <text:p text:style-name="P11">Q.<text:span text:style-name="T14">input n float no and find average?</text:span></text:p>
      <text:p text:style-name="P11"><text:span text:style-name="T14">==&gt;</text:span>read n ;</text:p>
      <text:p text:style-name="P11">s=0;</text:p>
      <text:p text:style-name="P11">for((i=0;i&lt;n;i++));</text:p>
      <text:p text:style-name="P11">do</text:p>
      <text:p text:style-name="P11"><text:s/>read x;</text:p>
      <text:p text:style-name="P11"><text:s/>s=$(echo $s+$x|bc);</text:p>
      <text:p text:style-name="P11">done ;</text:p>
      <text:p text:style-name="P11">echo $s;</text:p>
      <text:p text:style-name="P11"><text:s/>printf "%.3f" $(echo $s/$n|bc);</text:p>
      <text:p text:style-name="P12">Q.Sort <text:s/><text:span text:style-name="T15">numeric no in reverse seprated using |?</text:span></text:p>
      <text:p text:style-name="P13">==&gt;sort -r -n -t ‘|’ k2</text:p>
      <text:p text:style-name="P14">Q.</text:p>
      <text:p text:style-name="P111"><text:span text:style-name="Source_20_Text">00</text:span></text:p>
      <text:p text:style-name="P111"><text:span text:style-name="Source_20_Text">01</text:span></text:p>
      <text:p text:style-name="P111"><text:span text:style-name="Source_20_Text">01</text:span></text:p>
      <text:p text:style-name="P111"><text:span text:style-name="Source_20_Text">00</text:span></text:p>
      <text:p text:style-name="P111"><text:span text:style-name="Source_20_Text">00</text:span></text:p>
      <text:p text:style-name="P111"><text:span text:style-name="Source_20_Text">02</text:span></text:p>
      <text:p text:style-name="P107"><text:span text:style-name="Source_20_Text">02</text:span></text:p>
      <text:p text:style-name="P14">output</text:p>
      <text:p text:style-name="P110"><text:span text:style-name="Source_20_Text">00</text:span></text:p>
      <text:p text:style-name="P111"><text:span text:style-name="Source_20_Text">01</text:span></text:p>
      <text:p text:style-name="P111"><text:span text:style-name="Source_20_Text">00</text:span></text:p>
      <text:p text:style-name="P107"><text:span text:style-name="Source_20_Text">02</text:span></text:p>
      <text:p text:style-name="P107"><text:span text:style-name="Source_20_Text"><text:span text:style-name="T16">==&gt; uniq -d</text:span></text:span></text:p>
      <text:p text:style-name="P15">Q find 1<text:span text:style-name="T10">st</text:span> char of every element if it is capital replace it with . ?</text:p>
      <text:p text:style-name="P27"><text:s/>n=${#a[*]};for((i=0;i&lt;n;i++));do echo ${a[$i]}|sed 's/^[A-Z]/./'; done</text:p>
      <text:p text:style-name="P28"/>
      <text:p text:style-name="P28"><text:tab/><text:tab/></text:p>
      <text:p text:style-name="P31"/>
      <text:p text:style-name="P34">Q.remove \ from file?</text:p>
      <text:p text:style-name="P34">z=$(tr -d '\\' &lt; demo.sh);echo $z| sed "s/$z/ddd/g"</text:p>
      <text:p text:style-name="P34"/>
      <text:p text:style-name="P36">Q . print all image from json ?</text:p>
      <text:p text:style-name="P36">region="duta/common"</text:p>
      <text:p text:style-name="P36">week=$1</text:p>
      <text:p text:style-name="P36">repo=$2</text:p>
      <text:p text:style-name="P36">if [ $# != 2 ]</text:p>
      <text:p text:style-name="P36">then</text:p>
      <text:p text:style-name="P36"><text:s text:c="8"/>echo "please provide <text:s/>week and repo name and execute again $0"</text:p>
      <text:p text:style-name="P36">fi</text:p>
      <text:p text:style-name="P36">week_ago=$(date -d "-$week weeks" +%s)</text:p>
      <text:p text:style-name="P36">read -p "we are to delete from $repo before $week_ago reeply with (y) to delete"</text:p>
      <text:p text:style-name="P36"><text:soft-page-break/></text:p>
      <text:p text:style-name="P36">img=($(cat images.json|jq '.[]'|jq '.[]'| jq "select(.imagePushedAt&lt; $week_ago)" | jq -r .imageDigest))</text:p>
      <text:p text:style-name="P36"/>
      <text:p text:style-name="P36">echo ${img[*]}</text:p>
      <text:p text:style-name="P36"/>
      <text:p text:style-name="P36"/>
      <text:p text:style-name="P123">Q log file of crontab?</text:p>
      <text:p text:style-name="P123">==&gt;sudo less syslog</text:p>
      <text:p text:style-name="P36"/>
      <text:p text:style-name="P31"/>
      <text:p text:style-name="P33"><text:tab/><text:tab/><text:tab/><text:tab/><text:tab/><text:tab/><text:span text:style-name="T12">Sql</text:span></text:p>
      <text:p text:style-name="P62"/>
      <text:p text:style-name="P39">Q. add foreign key in exesting table?</text:p>
      <text:p text:style-name="P39">==&gt;alter table library add constraint df foreign key(id) references student(id);</text:p>
      <text:p text:style-name="P40">Q.create table with foreign key?</text:p>
      <text:p text:style-name="P40">==&gt;create table admission(</text:p>
      <text:p text:style-name="P40">name varchar(22) not null,</text:p>
      <text:p text:style-name="P40">father_name <text:s/>varchar(22) not null,</text:p>
      <text:p text:style-name="P40">mother_name varchar(32) not null,</text:p>
      <text:p text:style-name="P40">createdby <text:s text:c="2"/>varchar(22) not null,</text:p>
      <text:p text:style-name="P40">foreign key(createdby) references login(userid),</text:p>
      <text:p text:style-name="P40">age numeric <text:s/>not null);</text:p>
      <text:p text:style-name="P41">Q.join 2 table on user id?</text:p>
      <text:p text:style-name="P41">==&gt;select a.name,a.age,a.admission_date from admission as a join login as l on a.createdby=l.userid where l.userid='Deepak';</text:p>
      <text:p text:style-name="P42">Qhow to add column with not null cardinility and table contains data?</text:p>
      <text:p text:style-name="P43"/>
      <text:p text:style-name="P43"/>
      <text:p text:style-name="P43">Qgetting output from 3 table using common key?</text:p>
      <text:p text:style-name="P43">==&gt;select a.name,a.father_name,ad.permanent_address,l.name from admission as a join login as l on a.createdby=l.userid join address as ad on ad.createdby=l.userid where l.userid='Deepak';</text:p>
      <text:p text:style-name="P43"/>
      <text:p text:style-name="P43"/>
      <text:p text:style-name="P44"><text:tab/><text:span text:style-name="T13">DOCKER</text:span></text:p>
      <text:p text:style-name="P43"/>
      <text:p text:style-name="P45">Q. <text:s/>How to go to docker root?</text:p>
      <text:p text:style-name="P45">==&gt; 1<text:span text:style-name="T10">st</text:span> step : <text:s text:c="2"/>sudo docker ps <text:s text:c="8"/>(<text:span text:style-name="T21">copy nmes</text:span>)</text:p>
      <text:p text:style-name="P45">==&gt; 2<text:span text:style-name="T10">nd</text:span> step: <text:s text:c="2"/>sudo docker exec -it <text:span text:style-name="T22">copiedname</text:span> bash</text:p>
      <text:p text:style-name="P46"><text:soft-page-break/>Q. How to go to container root folder?</text:p>
      <text:p text:style-name="P46">==&gt;sudo docker ps</text:p>
      <text:p text:style-name="P46">==&gt;sudo docker run -it --rm f5a01a584add bash</text:p>
      <text:p text:style-name="P47">Q. How to make own image?</text:p>
      <text:p text:style-name="P47">==&gt; <text:span text:style-name="T39">1</text:span><text:span text:style-name="T11">st</text:span><text:span text:style-name="T39"> step: </text:span>cretae a file :</text:p>
      <text:p text:style-name="P47">FROM ubuntu:16.04</text:p>
      <text:p text:style-name="P47">COPY mr.sh /</text:p>
      <text:p text:style-name="P47">CMD ["/bin/bash", "/mr.sh"]</text:p>
      <text:p text:style-name="P47"><text:s/>2<text:span text:style-name="T10">nd</text:span> step: sudo docker build -t del_img .</text:p>
      <text:p text:style-name="P48">Q.how to delete image?</text:p>
      <text:p text:style-name="P48">==&gt;sudo docker rmi -f <text:span text:style-name="T21">imageid</text:span></text:p>
      <text:p text:style-name="P49">Q.to delete container?</text:p>
      <text:p text:style-name="P48"><text:span text:style-name="T40">==&gt;sudo docker rm</text:span><text:span text:style-name="T21"> containerID</text:span></text:p>
      <text:p text:style-name="P50">Q. How to find working containers?</text:p>
      <text:p text:style-name="P50">==&gt; sudo docker ps</text:p>
      <text:p text:style-name="P50">Q. how to find all containers ?</text:p>
      <text:p text:style-name="P50">==&gt; sudo docker ps -a</text:p>
      <text:p text:style-name="P51">Q. <text:span text:style-name="T41">how to find history of image id or container ?</text:span></text:p>
      <text:p text:style-name="P51"><text:span text:style-name="T41">==&gt;sudo docker history </text:span><text:span text:style-name="T23">&lt;containerId or imgId</text:span><text:span text:style-name="T21"> </text:span><text:span text:style-name="T23">&gt;</text:span></text:p>
      <text:p text:style-name="P52"><text:span text:style-name="T41">Q. </text:span>find top containers process?</text:p>
      <text:p text:style-name="P67"><text:span text:style-name="T43">==&gt;</text:span>sudo docker top <text:span text:style-name="T24">containerID</text:span> </text:p>
      <text:p text:style-name="P53">Q. <text:span text:style-name="T51">How to stop current working containers ?</text:span></text:p>
      <text:p text:style-name="P55">==&gt;sudo docker stop <text:span text:style-name="T21">containerId</text:span> </text:p>
      <text:p text:style-name="P54"><text:span text:style-name="T52">Q.</text:span> How to see current running container status?</text:p>
      <text:p text:style-name="P68"><text:span text:style-name="T44">==&gt;</text:span>sudo docker stats <text:span text:style-name="T25">containerId</text:span><text:span text:style-name="T44"> </text:span><text:span text:style-name="T45">?</text:span></text:p>
      <text:p text:style-name="P69"><text:span text:style-name="T44">Q. </text:span><text:span text:style-name="T42">how to pause Docker?</text:span></text:p>
      <text:p text:style-name="P69"><text:span text:style-name="T42">==&gt; sudo docker pause </text:span><text:span text:style-name="T47">containerId</text:span></text:p>
      <text:p text:style-name="P69"><text:span text:style-name="T44">Q. </text:span><text:span text:style-name="T46">How to unpause docker?</text:span></text:p>
      <text:p text:style-name="P70"><text:span text:style-name="T42">==&gt;sudo docker unpause </text:span><text:span text:style-name="T47">conatinerId</text:span></text:p>
      <text:p text:style-name="P56"/>
      <text:p text:style-name="P56">Q.how to kill a cotainer?</text:p>
      <text:p text:style-name="P71"><text:span text:style-name="T49">==&gt;sudo docker kill </text:span><text:span text:style-name="T47">containerId</text:span></text:p>
      <text:p text:style-name="P57">Q. how to stop docker?</text:p>
      <text:p text:style-name="P57">==&gt;sudo service docker stop</text:p>
      <text:p text:style-name="P58">Q. How to start docker?</text:p>
      <text:p text:style-name="P58">==&gt; sudo service <text:s/>docker start</text:p>
      <text:p text:style-name="P72"><text:span text:style-name="T49">Q. How </text:span><text:span text:style-name="T50">to launch a container</text:span></text:p>
      <text:p text:style-name="P73"><text:span text:style-name="T49">==&gt;sudo docker run -it </text:span><text:span text:style-name="T48">containerId</text:span><text:span text:style-name="T49"> /bin/bash</text:span></text:p>
      <text:p text:style-name="P59">Q. How to exit from a container?</text:p>
      <text:p text:style-name="P59">==&gt;<text:span text:style-name="T53">ctrl+p+Q</text:span></text:p>
      <text:p text:style-name="P60"/>
      <text:p text:style-name="P60"/>
      <text:p text:style-name="P60"><text:soft-page-break/></text:p>
      <text:p text:style-name="P60"/>
      <text:p text:style-name="P60"/>
      <text:p text:style-name="P60"/>
      <text:p text:style-name="P29"><text:tab/><text:tab/><text:tab/><text:tab/><text:span text:style-name="T55">GIT</text:span></text:p>
      <text:p text:style-name="P29">Q. to add file in git?</text:p>
      <text:p text:style-name="P29">==&gt; git add . <text:s text:c="2"/># all file will be added</text:p>
      <text:p text:style-name="P29">note-- </text:p>
      <text:p text:style-name="P29"><text:s/>git config --global user.email "you@example.com"</text:p>
      <text:p text:style-name="P29"><text:s text:c="2"/>git config --global user.name "Your Name"</text:p>
      <text:p text:style-name="P29"/>
      <text:p text:style-name="P29">Q.to commit</text:p>
      <text:p text:style-name="P29">==&gt;git status</text:p>
      <text:p text:style-name="P29">==&gt;gitt commit -m “first commit”</text:p>
      <text:p text:style-name="P29">Q.to download from git</text:p>
      <text:p text:style-name="P29">==&gt; git clone link.....................</text:p>
      <text:p text:style-name="P30">Q. to go to prev<text:span text:style-name="T31">iou</text:span>s version?</text:p>
      <text:p text:style-name="P32">==&gt; <text:s text:c="2"/>git log <text:s/># Copy id</text:p>
      <text:p text:style-name="P32">==&gt; git checkout id...................</text:p>
      <text:p text:style-name="P32"/>
      <text:p text:style-name="P35">Q. to <text:span text:style-name="T54">get</text:span> all data from server</text:p>
      <text:p text:style-name="P35">==&gt;git master-origin</text:p>
      <text:p text:style-name="P35"/>
      <text:p text:style-name="P119"><text:span text:style-name="T56">note:- head always points latest commit ==&gt;</text:span>ls -1 .git/refs/heads/</text:p>
      <text:p text:style-name="P121">Q. how to see data of an commit</text:p>
      <text:p text:style-name="P120"><text:span text:style-name="T57">==&gt;</text:span>git show d1e19d316224cddc437e3ed34ec3c931ad803958</text:p>
      <text:p text:style-name="P121"/>
      <text:p text:style-name="P37"/>
      <text:p text:style-name="P35"/>
      <text:p text:style-name="P35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3:14:53.237637842</meta:creation-date>
    <dc:date>2018-12-19T16:31:01.284895930</dc:date>
    <meta:editing-duration>P11DT10H58M29S</meta:editing-duration>
    <meta:editing-cycles>80</meta:editing-cycles>
    <meta:generator>LibreOffice/6.0.6.2$Linux_X86_64 LibreOffice_project/00m0$Build-2</meta:generator>
    <meta:document-statistic meta:table-count="2" meta:image-count="0" meta:object-count="0" meta:page-count="27" meta:paragraph-count="832" meta:word-count="2388" meta:character-count="19791" meta:non-whitespace-character-count="15804"/>
  </office:meta>
</office:document-meta>
</file>